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271cm" fo:margin-left="-0.106cm" fo:margin-top="0cm" fo:margin-bottom="0cm" table:align="left"/>
    </style:style>
    <style:style style:name="Table1.A" style:family="table-column">
      <style:table-column-properties style:column-width="5.662cm"/>
    </style:style>
    <style:style style:name="Table1.B" style:family="table-column">
      <style:table-column-properties style:column-width="5.609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weight="bold" officeooo:rsid="0016ca59" officeooo:paragraph-rsid="0016ca59" style:font-weight-asian="bold" style:font-weight-complex="bold"/>
    </style:style>
    <style:style style:name="P3" style:family="paragraph" style:parent-style-name="Standard">
      <style:text-properties style:font-name="Liberation Serif" fo:font-weight="bold" officeooo:rsid="001ac7ca" officeooo:paragraph-rsid="001ac7ca" style:font-weight-asian="bold" style:font-weight-complex="bold"/>
    </style:style>
    <style:style style:name="P4" style:family="paragraph" style:parent-style-name="Standard">
      <style:text-properties style:font-name="Liberation Serif" fo:font-weight="bold" officeooo:rsid="0022faef" officeooo:paragraph-rsid="0022faef" style:font-weight-asian="bold" style:font-weight-complex="bold"/>
    </style:style>
    <style:style style:name="P5" style:family="paragraph" style:parent-style-name="Standard">
      <style:text-properties style:font-name="Liberation Serif" fo:font-weight="bold" officeooo:rsid="0074611a" officeooo:paragraph-rsid="0074611a" style:font-weight-asian="bold" style:font-weight-complex="bold"/>
    </style:style>
    <style:style style:name="P6" style:family="paragraph" style:parent-style-name="Standard">
      <style:text-properties style:font-name="Liberation Serif" fo:font-weight="bold" officeooo:rsid="007dd92e" officeooo:paragraph-rsid="007dd92e" style:font-weight-asian="bold" style:font-weight-complex="bold"/>
    </style:style>
    <style:style style:name="P7" style:family="paragraph" style:parent-style-name="Standard">
      <style:text-properties style:font-name="Liberation Serif" fo:font-weight="bold" officeooo:rsid="0083b225" officeooo:paragraph-rsid="0083b225" style:font-weight-asian="bold" style:font-weight-complex="bold"/>
    </style:style>
    <style:style style:name="P8" style:family="paragraph" style:parent-style-name="Standard">
      <style:text-properties style:font-name="Liberation Serif" fo:font-weight="normal" officeooo:rsid="0016ca59" officeooo:paragraph-rsid="0016ca59" style:font-weight-asian="normal" style:font-weight-complex="normal"/>
    </style:style>
    <style:style style:name="P9" style:family="paragraph" style:parent-style-name="Standard">
      <style:text-properties style:font-name="Liberation Serif" fo:font-weight="normal" officeooo:rsid="0029f759" officeooo:paragraph-rsid="0029f759" style:font-weight-asian="normal" style:font-weight-complex="normal"/>
    </style:style>
    <style:style style:name="P10" style:family="paragraph" style:parent-style-name="Standard">
      <style:text-properties style:font-name="Liberation Serif" fo:font-weight="normal" officeooo:rsid="0017c13b" officeooo:paragraph-rsid="0017c13b" style:font-weight-asian="normal" style:font-weight-complex="normal"/>
    </style:style>
    <style:style style:name="P11" style:family="paragraph" style:parent-style-name="Standard">
      <style:text-properties style:font-name="Liberation Serif" fo:font-weight="normal" officeooo:rsid="001ac7ca" officeooo:paragraph-rsid="001ac7ca" style:font-weight-asian="normal" style:font-weight-complex="normal"/>
    </style:style>
    <style:style style:name="P12" style:family="paragraph" style:parent-style-name="Standard">
      <style:text-properties style:font-name="Liberation Serif" fo:font-weight="normal" officeooo:rsid="001c561a" officeooo:paragraph-rsid="001c561a" style:font-weight-asian="normal" style:font-weight-complex="normal"/>
    </style:style>
    <style:style style:name="P13" style:family="paragraph" style:parent-style-name="Standard">
      <style:text-properties style:font-name="Liberation Serif" fo:font-weight="normal" officeooo:rsid="0022faef" officeooo:paragraph-rsid="0022faef" style:font-weight-asian="normal" style:font-weight-complex="normal"/>
    </style:style>
    <style:style style:name="P14" style:family="paragraph" style:parent-style-name="Standard">
      <style:text-properties style:font-name="Liberation Serif" fo:font-weight="normal" officeooo:rsid="0074611a" officeooo:paragraph-rsid="0074611a" style:font-weight-asian="normal" style:font-weight-complex="normal"/>
    </style:style>
    <style:style style:name="P15" style:family="paragraph" style:parent-style-name="Standard">
      <style:text-properties style:font-name="Liberation Serif" fo:font-weight="normal" officeooo:rsid="0079b913" officeooo:paragraph-rsid="00759d83" style:font-weight-asian="normal" style:font-weight-complex="normal"/>
    </style:style>
    <style:style style:name="P16" style:family="paragraph" style:parent-style-name="Standard">
      <style:text-properties style:font-name="Liberation Serif" fo:font-weight="normal" officeooo:rsid="007dd92e" officeooo:paragraph-rsid="007dd92e" style:font-weight-asian="normal" style:font-weight-complex="normal"/>
    </style:style>
    <style:style style:name="P17" style:family="paragraph" style:parent-style-name="Standard">
      <style:text-properties style:font-name="Liberation Serif" fo:font-weight="normal" officeooo:rsid="007f2142" officeooo:paragraph-rsid="007f2142" style:font-weight-asian="normal" style:font-weight-complex="normal"/>
    </style:style>
    <style:style style:name="P18" style:family="paragraph" style:parent-style-name="Standard">
      <style:text-properties style:font-name="Liberation Serif" fo:font-weight="normal" officeooo:rsid="0083b225" officeooo:paragraph-rsid="0083b225" style:font-weight-asian="normal" style:font-weight-complex="normal"/>
    </style:style>
    <style:style style:name="P19" style:family="paragraph" style:parent-style-name="Standard">
      <style:text-properties style:font-name="Liberation Serif" fo:font-weight="normal" officeooo:rsid="0083b225" officeooo:paragraph-rsid="00858b28" style:font-weight-asian="normal" style:font-weight-complex="normal"/>
    </style:style>
    <style:style style:name="P20" style:family="paragraph" style:parent-style-name="Standard">
      <style:text-properties style:font-name="Liberation Serif" fo:font-weight="normal" officeooo:rsid="0083b225" officeooo:paragraph-rsid="0095c9e6" style:font-weight-asian="normal" style:font-weight-complex="normal"/>
    </style:style>
    <style:style style:name="P21" style:family="paragraph" style:parent-style-name="Standard">
      <style:text-properties style:font-name="Liberation Serif" fo:font-weight="normal" officeooo:rsid="0088866f" officeooo:paragraph-rsid="008b672c" style:font-weight-asian="normal" style:font-weight-complex="normal"/>
    </style:style>
    <style:style style:name="P22" style:family="paragraph" style:parent-style-name="Standard">
      <style:paragraph-properties fo:text-align="end" style:justify-single-word="false"/>
      <style:text-properties style:font-name="Liberation Serif" officeooo:paragraph-rsid="005c0fc0"/>
    </style:style>
    <style:style style:name="P23" style:family="paragraph" style:parent-style-name="Standard">
      <style:paragraph-properties fo:text-align="start" style:justify-single-word="false"/>
      <style:text-properties style:font-name="Liberation Serif" officeooo:paragraph-rsid="005c0fc0"/>
    </style:style>
    <style:style style:name="P24" style:family="paragraph" style:parent-style-name="Standard">
      <style:text-properties style:font-name="Liberation Serif" officeooo:paragraph-rsid="005c0fc0"/>
    </style:style>
    <style:style style:name="P25" style:family="paragraph" style:parent-style-name="Standard">
      <style:text-properties style:font-name="Liberation Serif" officeooo:paragraph-rsid="0071880c"/>
    </style:style>
    <style:style style:name="P26" style:family="paragraph" style:parent-style-name="Standard">
      <style:text-properties style:font-name="Liberation Serif" officeooo:paragraph-rsid="007106c2"/>
    </style:style>
    <style:style style:name="P27" style:family="paragraph" style:parent-style-name="Standard">
      <style:text-properties style:font-name="Liberation Serif" officeooo:rsid="0071880c" officeooo:paragraph-rsid="0071880c"/>
    </style:style>
    <style:style style:name="P28" style:family="paragraph" style:parent-style-name="Standard">
      <style:text-properties style:font-name="Liberation Serif" officeooo:paragraph-rsid="008096a7"/>
    </style:style>
    <style:style style:name="P29" style:family="paragraph" style:parent-style-name="Standard">
      <style:text-properties style:font-name="Liberation Serif" officeooo:paragraph-rsid="00759d83"/>
    </style:style>
    <style:style style:name="P30" style:family="paragraph" style:parent-style-name="Standard">
      <style:text-properties style:font-name="Liberation Serif" officeooo:paragraph-rsid="008b672c"/>
    </style:style>
    <style:style style:name="P31" style:family="paragraph" style:parent-style-name="Standard">
      <style:text-properties style:font-name="Liberation Serif" officeooo:paragraph-rsid="00902551"/>
    </style:style>
    <style:style style:name="P32" style:family="paragraph" style:parent-style-name="Standard">
      <style:text-properties style:font-name="Liberation Serif" officeooo:rsid="0092888f" officeooo:paragraph-rsid="0092888f"/>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paragraph-properties fo:text-align="start" style:justify-single-word="false">
        <style:tab-stops/>
      </style:paragraph-properties>
      <style:text-properties fo:font-variant="normal" fo:text-transform="none" fo:color="#283041" style:font-name="Liberation Serif" fo:font-size="10.5pt" fo:letter-spacing="normal" fo:font-style="normal" fo:font-weight="bold" officeooo:rsid="00a61c99" style:font-weight-asian="bold" style:font-weight-complex="normal"/>
    </style:style>
    <style:style style:name="P35" style:family="paragraph" style:parent-style-name="Standard">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P36" style:family="paragraph" style:parent-style-name="Standard">
      <style:paragraph-properties fo:text-align="start" style:justify-single-word="false">
        <style:tab-stops/>
      </style:paragraph-properties>
      <style:text-properties fo:font-weight="bold" style:font-weight-asian="bold"/>
    </style:style>
    <style:style style:name="P37" style:family="paragraph" style:parent-style-name="Standard">
      <style:paragraph-properties fo:margin-left="0cm" fo:margin-right="0cm" fo:text-indent="0cm" style:auto-text-indent="false"/>
      <style:text-properties style:font-name="Liberation Serif" fo:font-weight="normal" officeooo:rsid="001c561a" officeooo:paragraph-rsid="001c561a" style:font-weight-asian="normal" style:font-weight-complex="normal"/>
    </style:style>
    <style:style style:name="P38" style:family="paragraph" style:parent-style-name="Standard">
      <style:paragraph-properties fo:margin-left="0cm" fo:margin-right="0cm" fo:text-indent="0cm" style:auto-text-indent="false"/>
      <style:text-properties style:font-name="Liberation Serif" fo:font-weight="normal" officeooo:rsid="0026e082" officeooo:paragraph-rsid="0026e082" style:font-weight-asian="normal" style:font-weight-complex="normal"/>
    </style:style>
    <style:style style:name="P39" style:family="paragraph" style:parent-style-name="Standard">
      <style:paragraph-properties fo:margin-left="0cm" fo:margin-right="0cm" fo:text-indent="0cm" style:auto-text-indent="false"/>
      <style:text-properties style:font-name="Liberation Serif" fo:font-weight="normal" officeooo:rsid="0022faef" officeooo:paragraph-rsid="0022faef" style:font-weight-asian="normal" style:font-weight-complex="normal"/>
    </style:style>
    <style:style style:name="P40" style:family="paragraph" style:parent-style-name="Standard">
      <style:paragraph-properties fo:margin-left="0cm" fo:margin-right="0cm" fo:text-indent="0cm" style:auto-text-indent="false"/>
      <style:text-properties style:font-name="Liberation Serif" fo:font-weight="normal" officeooo:rsid="002a6c1b" officeooo:paragraph-rsid="002a6c1b" style:font-weight-asian="normal" style:font-weight-complex="normal"/>
    </style:style>
    <style:style style:name="P41" style:family="paragraph" style:parent-style-name="Standard">
      <style:paragraph-properties fo:margin-left="0cm" fo:margin-right="0cm" fo:text-indent="0cm" style:auto-text-indent="false"/>
      <style:text-properties style:font-name="Liberation Serif" fo:font-weight="normal" officeooo:rsid="002ae787" officeooo:paragraph-rsid="002ae787" style:font-weight-asian="normal" style:font-weight-complex="normal"/>
    </style:style>
    <style:style style:name="P42" style:family="paragraph" style:parent-style-name="Standard">
      <style:paragraph-properties fo:margin-left="0cm" fo:margin-right="0cm" fo:text-indent="0cm" style:auto-text-indent="false"/>
      <style:text-properties style:font-name="Liberation Serif" fo:font-weight="normal" officeooo:rsid="002c5bc4" officeooo:paragraph-rsid="002c5bc4" style:font-weight-asian="normal" style:font-weight-complex="normal"/>
    </style:style>
    <style:style style:name="P43" style:family="paragraph" style:parent-style-name="Standard">
      <style:paragraph-properties fo:margin-left="0cm" fo:margin-right="0cm" fo:text-indent="0cm" style:auto-text-indent="false"/>
      <style:text-properties style:font-name="Liberation Serif" fo:font-weight="normal" officeooo:rsid="002dc695" officeooo:paragraph-rsid="002dc695" style:font-weight-asian="normal" style:font-weight-complex="normal"/>
    </style:style>
    <style:style style:name="P44" style:family="paragraph" style:parent-style-name="Standard">
      <style:paragraph-properties fo:margin-left="0cm" fo:margin-right="0cm" fo:text-indent="0cm" style:auto-text-indent="false"/>
      <style:text-properties style:font-name="Liberation Serif" fo:font-weight="normal" officeooo:rsid="002f8d45" officeooo:paragraph-rsid="002f8d45" style:font-weight-asian="normal" style:font-weight-complex="normal"/>
    </style:style>
    <style:style style:name="P45" style:family="paragraph" style:parent-style-name="Standard">
      <style:paragraph-properties fo:margin-left="0cm" fo:margin-right="0cm" fo:text-indent="0cm" style:auto-text-indent="false"/>
      <style:text-properties style:font-name="Liberation Serif" fo:font-weight="normal" officeooo:rsid="0032790e" officeooo:paragraph-rsid="00315db7" style:font-weight-asian="normal" style:font-weight-complex="normal"/>
    </style:style>
    <style:style style:name="P46" style:family="paragraph" style:parent-style-name="Standard">
      <style:paragraph-properties fo:margin-left="0cm" fo:margin-right="0cm" fo:text-indent="0cm" style:auto-text-indent="false"/>
      <style:text-properties style:font-name="Liberation Serif" fo:font-weight="normal" officeooo:rsid="003315ca" officeooo:paragraph-rsid="003315ca" style:font-weight-asian="normal" style:font-weight-complex="normal"/>
    </style:style>
    <style:style style:name="P47" style:family="paragraph" style:parent-style-name="Standard">
      <style:paragraph-properties fo:margin-left="0cm" fo:margin-right="0cm" fo:text-indent="0cm" style:auto-text-indent="false"/>
      <style:text-properties style:font-name="Liberation Serif" fo:font-weight="normal" officeooo:rsid="0033505c" officeooo:paragraph-rsid="0033505c" style:font-weight-asian="normal" style:font-weight-complex="normal"/>
    </style:style>
    <style:style style:name="P48" style:family="paragraph" style:parent-style-name="Standard">
      <style:paragraph-properties fo:margin-left="0cm" fo:margin-right="0cm" fo:text-indent="0cm" style:auto-text-indent="false"/>
      <style:text-properties style:font-name="Liberation Serif" fo:font-weight="normal" officeooo:rsid="0034cf0a" officeooo:paragraph-rsid="0034cf0a" style:font-weight-asian="normal" style:font-weight-complex="normal"/>
    </style:style>
    <style:style style:name="P49" style:family="paragraph" style:parent-style-name="Standard">
      <style:paragraph-properties fo:margin-left="0cm" fo:margin-right="0cm" fo:text-indent="0cm" style:auto-text-indent="false"/>
      <style:text-properties style:font-name="Liberation Serif" fo:font-weight="normal" officeooo:rsid="0036d3bf" officeooo:paragraph-rsid="0036d3bf" style:font-weight-asian="normal" style:font-weight-complex="normal"/>
    </style:style>
    <style:style style:name="P50" style:family="paragraph" style:parent-style-name="Standard">
      <style:paragraph-properties fo:margin-left="0cm" fo:margin-right="0cm" fo:text-indent="0cm" style:auto-text-indent="false"/>
      <style:text-properties style:font-name="Liberation Serif" fo:font-weight="normal" officeooo:rsid="0036d3bf" officeooo:paragraph-rsid="0048a51b" style:font-weight-asian="normal" style:font-weight-complex="normal"/>
    </style:style>
    <style:style style:name="P51" style:family="paragraph" style:parent-style-name="Standard">
      <style:paragraph-properties fo:margin-left="0cm" fo:margin-right="0cm" fo:text-indent="0cm" style:auto-text-indent="false"/>
      <style:text-properties style:font-name="Liberation Serif" fo:font-weight="normal" officeooo:rsid="003f39d6" officeooo:paragraph-rsid="003f39d6" style:font-weight-asian="normal" style:font-weight-complex="normal"/>
    </style:style>
    <style:style style:name="P52" style:family="paragraph" style:parent-style-name="Standard">
      <style:paragraph-properties fo:margin-left="0cm" fo:margin-right="0cm" fo:text-indent="0cm" style:auto-text-indent="false"/>
      <style:text-properties style:font-name="Liberation Serif" fo:font-weight="normal" officeooo:rsid="0048a51b" officeooo:paragraph-rsid="0048a51b" style:font-weight-asian="normal" style:font-weight-complex="normal"/>
    </style:style>
    <style:style style:name="P53" style:family="paragraph" style:parent-style-name="Standard">
      <style:paragraph-properties fo:margin-left="0cm" fo:margin-right="0cm" fo:text-indent="0cm" style:auto-text-indent="false"/>
      <style:text-properties style:font-name="Liberation Serif" fo:font-weight="normal" officeooo:rsid="003aabce" officeooo:paragraph-rsid="0048a51b" style:font-weight-asian="normal" style:font-weight-complex="normal"/>
    </style:style>
    <style:style style:name="P54" style:family="paragraph" style:parent-style-name="Standard">
      <style:paragraph-properties fo:margin-left="0cm" fo:margin-right="0cm" fo:text-indent="0cm" style:auto-text-indent="false"/>
      <style:text-properties style:font-name="Liberation Serif" fo:font-weight="normal" officeooo:rsid="003db462" officeooo:paragraph-rsid="003c02c3" style:font-weight-asian="normal" style:font-weight-complex="normal"/>
    </style:style>
    <style:style style:name="P55" style:family="paragraph" style:parent-style-name="Standard">
      <style:paragraph-properties fo:margin-left="0cm" fo:margin-right="0cm" fo:text-indent="0cm" style:auto-text-indent="false"/>
      <style:text-properties style:font-name="Liberation Serif" fo:font-weight="normal" officeooo:rsid="0038c786" officeooo:paragraph-rsid="0038c786" style:font-weight-asian="normal" style:font-weight-complex="normal"/>
    </style:style>
    <style:style style:name="P56" style:family="paragraph" style:parent-style-name="Standard">
      <style:paragraph-properties fo:margin-left="0cm" fo:margin-right="0cm" fo:text-indent="0cm" style:auto-text-indent="false"/>
      <style:text-properties style:font-name="Liberation Serif" fo:font-weight="normal" officeooo:rsid="00551489" officeooo:paragraph-rsid="003aabce" style:font-weight-asian="normal" style:font-weight-complex="normal"/>
    </style:style>
    <style:style style:name="P57" style:family="paragraph" style:parent-style-name="Standard">
      <style:paragraph-properties fo:margin-left="0cm" fo:margin-right="0cm" fo:text-indent="0cm" style:auto-text-indent="false"/>
      <style:text-properties style:font-name="Liberation Serif" fo:font-weight="bold" officeooo:rsid="002a6c1b" officeooo:paragraph-rsid="002a6c1b" style:font-weight-asian="bold" style:font-weight-complex="bold"/>
    </style:style>
    <style:style style:name="P58" style:family="paragraph" style:parent-style-name="Standard">
      <style:paragraph-properties fo:margin-left="0cm" fo:margin-right="0cm" fo:text-indent="0cm" style:auto-text-indent="false"/>
      <style:text-properties style:font-name="Liberation Serif" fo:font-weight="bold" officeooo:rsid="002dc695" officeooo:paragraph-rsid="002dc695" style:font-weight-asian="bold" style:font-weight-complex="bold"/>
    </style:style>
    <style:style style:name="P59" style:family="paragraph" style:parent-style-name="Standard">
      <style:paragraph-properties fo:margin-left="0cm" fo:margin-right="0cm" fo:text-indent="0cm" style:auto-text-indent="false"/>
      <style:text-properties style:font-name="Liberation Serif" fo:font-weight="bold" officeooo:rsid="0048a51b" officeooo:paragraph-rsid="0048a51b" style:font-weight-asian="bold" style:font-weight-complex="bold"/>
    </style:style>
    <style:style style:name="P60" style:family="paragraph" style:parent-style-name="Standard">
      <style:paragraph-properties fo:margin-left="0cm" fo:margin-right="0cm" fo:text-indent="0cm" style:auto-text-indent="false"/>
      <style:text-properties style:font-name="Liberation Serif" fo:font-weight="bold" officeooo:rsid="004942d2" officeooo:paragraph-rsid="0036d3bf" style:font-weight-asian="bold" style:font-weight-complex="bold"/>
    </style:style>
    <style:style style:name="P61" style:family="paragraph" style:parent-style-name="Standard">
      <style:paragraph-properties fo:margin-left="0cm" fo:margin-right="0cm" fo:text-indent="0cm" style:auto-text-indent="false"/>
      <style:text-properties style:font-name="Liberation Serif" officeooo:paragraph-rsid="00315db7"/>
    </style:style>
    <style:style style:name="P62" style:family="paragraph" style:parent-style-name="Standard">
      <style:paragraph-properties fo:margin-left="0cm" fo:margin-right="0cm" fo:text-indent="0cm" style:auto-text-indent="false"/>
      <style:text-properties style:font-name="Liberation Serif" officeooo:rsid="003315ca" officeooo:paragraph-rsid="003315ca"/>
    </style:style>
    <style:style style:name="P63" style:family="paragraph" style:parent-style-name="Standard">
      <style:paragraph-properties fo:margin-left="0cm" fo:margin-right="0cm" fo:text-indent="0cm" style:auto-text-indent="false"/>
      <style:text-properties style:font-name="Liberation Serif" officeooo:rsid="0033505c" officeooo:paragraph-rsid="0033505c"/>
    </style:style>
    <style:style style:name="P64" style:family="paragraph" style:parent-style-name="Standard">
      <style:paragraph-properties fo:margin-left="0cm" fo:margin-right="0cm" fo:text-indent="0cm" style:auto-text-indent="false"/>
      <style:text-properties style:font-name="Liberation Serif" officeooo:rsid="0048a51b" officeooo:paragraph-rsid="0048a51b"/>
    </style:style>
    <style:style style:name="P65" style:family="paragraph" style:parent-style-name="Standard">
      <style:paragraph-properties fo:margin-left="0cm" fo:margin-right="0cm" fo:text-indent="0cm" style:auto-text-indent="false"/>
      <style:text-properties style:font-name="Liberation Serif" officeooo:paragraph-rsid="0048a51b"/>
    </style:style>
    <style:style style:name="P66" style:family="paragraph" style:parent-style-name="Standard">
      <style:paragraph-properties fo:margin-left="0cm" fo:margin-right="0cm" fo:text-indent="0cm" style:auto-text-indent="false"/>
      <style:text-properties style:font-name="Liberation Serif" officeooo:paragraph-rsid="003c02c3"/>
    </style:style>
    <style:style style:name="P67" style:family="paragraph" style:parent-style-name="Standard">
      <style:paragraph-properties fo:margin-left="0cm" fo:margin-right="0cm" fo:text-indent="0cm" style:auto-text-indent="false"/>
      <style:text-properties style:font-name="Liberation Serif" officeooo:paragraph-rsid="003aabce"/>
    </style:style>
    <style:style style:name="P68" style:family="paragraph" style:parent-style-name="Standard">
      <style:paragraph-properties fo:margin-left="0cm" fo:margin-right="0cm" fo:text-indent="0cm" style:auto-text-indent="false"/>
      <style:text-properties style:font-name="Liberation Serif" officeooo:rsid="007106c2" officeooo:paragraph-rsid="007106c2"/>
    </style:style>
    <style:style style:name="P6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7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9b07e5" officeooo:paragraph-rsid="009911b1" style:font-weight-asian="normal" style:font-weight-complex="normal"/>
    </style:style>
    <style:style style:name="P7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248da" officeooo:paragraph-rsid="00acac10" style:font-weight-asian="normal" style:font-weight-complex="normal"/>
    </style:style>
    <style:style style:name="P7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7c7e7" officeooo:paragraph-rsid="00acac10" style:font-weight-asian="normal" style:font-weight-complex="normal"/>
    </style:style>
    <style:style style:name="P7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61c99" officeooo:paragraph-rsid="00acac10" style:font-weight-asian="normal" style:font-weight-complex="normal"/>
    </style:style>
    <style:style style:name="P7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4b53c" officeooo:paragraph-rsid="00a4b53c" style:font-weight-asian="normal" style:font-weight-complex="normal"/>
    </style:style>
    <style:style style:name="P7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45848" style:font-weight-asian="normal" style:font-weight-complex="normal"/>
    </style:style>
    <style:style style:name="P7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708f8" style:font-weight-asian="normal" style:font-weight-complex="normal"/>
    </style:style>
    <style:style style:name="P7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79210" style:font-weight-asian="normal" style:font-weight-complex="normal"/>
    </style:style>
    <style:style style:name="P7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299c" style:font-weight-asian="normal" style:font-weight-complex="normal"/>
    </style:style>
    <style:style style:name="P7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7853" style:font-weight-asian="normal" style:font-weight-complex="normal"/>
    </style:style>
    <style:style style:name="P8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9fb722" officeooo:paragraph-rsid="009fb722" style:font-weight-asian="bold" style:font-weight-complex="bold"/>
    </style:style>
    <style:style style:name="P8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28350" officeooo:paragraph-rsid="00b28350" style:font-weight-asian="bold" style:font-weight-complex="bold"/>
    </style:style>
    <style:style style:name="P8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officeooo:rsid="00a61c99" officeooo:paragraph-rsid="00a4b53c"/>
    </style:style>
    <style:style style:name="P83" style:family="paragraph" style:parent-style-name="Standard">
      <style:paragraph-properties fo:margin-left="0cm" fo:margin-right="0cm" fo:text-indent="0cm" style:auto-text-indent="false"/>
      <style:text-properties officeooo:paragraph-rsid="009911b1"/>
    </style:style>
    <style:style style:name="P84" style:family="paragraph" style:parent-style-name="Standard">
      <style:paragraph-properties fo:margin-left="0cm" fo:margin-right="0cm" fo:text-indent="0cm" style:auto-text-indent="false"/>
      <style:text-properties officeooo:paragraph-rsid="009fb722"/>
    </style:style>
    <style:style style:name="P85" style:family="paragraph" style:parent-style-name="Standard">
      <style:paragraph-properties fo:margin-left="0cm" fo:margin-right="0cm" fo:text-indent="0cm" style:auto-text-indent="false"/>
      <style:text-properties officeooo:paragraph-rsid="00a4b53c"/>
    </style:style>
    <style:style style:name="P86" style:family="paragraph" style:parent-style-name="Standard">
      <style:paragraph-properties fo:margin-left="0cm" fo:margin-right="0cm" fo:text-indent="0cm" style:auto-text-indent="false"/>
      <style:text-properties officeooo:paragraph-rsid="00aa6f92"/>
    </style:style>
    <style:style style:name="P87" style:family="paragraph" style:parent-style-name="Standard">
      <style:paragraph-properties fo:margin-left="0cm" fo:margin-right="0cm" fo:text-indent="0cm" style:auto-text-indent="false"/>
      <style:text-properties officeooo:paragraph-rsid="00acac10"/>
    </style:style>
    <style:style style:name="P88" style:family="paragraph" style:parent-style-name="Standard">
      <style:paragraph-properties fo:margin-left="0cm" fo:margin-right="0cm" fo:text-indent="0cm" style:auto-text-indent="false"/>
      <style:text-properties officeooo:rsid="00acac10" officeooo:paragraph-rsid="00acac10"/>
    </style:style>
    <style:style style:name="P89" style:family="paragraph" style:parent-style-name="Standard">
      <style:paragraph-properties fo:margin-left="0cm" fo:margin-right="0cm" fo:text-indent="0cm" style:auto-text-indent="false"/>
      <style:text-properties officeooo:paragraph-rsid="0036d3bf"/>
    </style:style>
    <style:style style:name="P90" style:family="paragraph" style:parent-style-name="Standard">
      <style:paragraph-properties fo:margin-left="0cm" fo:margin-right="0cm" fo:text-indent="0cm" style:auto-text-indent="false"/>
      <style:text-properties officeooo:paragraph-rsid="00ba299c"/>
    </style:style>
    <style:style style:name="P91" style:family="paragraph" style:parent-style-name="Standard">
      <style:paragraph-properties fo:margin-left="0cm" fo:margin-right="0cm" fo:text-indent="0cm" style:auto-text-indent="false"/>
      <style:text-properties officeooo:rsid="00ba7853" officeooo:paragraph-rsid="00ba7853"/>
    </style:style>
    <style:style style:name="P92" style:family="paragraph" style:parent-style-name="Standard">
      <style:paragraph-properties fo:margin-left="1.251cm" fo:margin-right="0cm" fo:text-indent="0cm" style:auto-text-indent="false"/>
      <style:text-properties style:font-name="Liberation Serif" fo:font-weight="normal" officeooo:rsid="001c561a" officeooo:paragraph-rsid="001c561a" style:font-weight-asian="normal" style:font-weight-complex="normal"/>
    </style:style>
    <style:style style:name="P93" style:family="paragraph" style:parent-style-name="Standard">
      <style:paragraph-properties fo:margin-left="0.72cm" fo:margin-right="0cm" fo:text-indent="0cm" style:auto-text-indent="false"/>
      <style:text-properties style:font-name="Liberation Serif" fo:font-weight="bold" officeooo:rsid="003aabce" officeooo:paragraph-rsid="0048a51b" style:font-weight-asian="bold" style:font-weight-complex="bold"/>
    </style:style>
    <style:style style:name="P94" style:family="paragraph" style:parent-style-name="Standard">
      <style:paragraph-properties fo:margin-left="0.72cm" fo:margin-right="0cm" fo:text-indent="0cm" style:auto-text-indent="false"/>
      <style:text-properties style:font-name="Liberation Serif" fo:font-weight="bold" officeooo:paragraph-rsid="0036d3bf" style:font-weight-asian="bold" style:font-weight-complex="bold"/>
    </style:style>
    <style:style style:name="P95" style:family="paragraph" style:parent-style-name="Standard">
      <style:paragraph-properties fo:margin-left="0.72cm" fo:margin-right="0cm" fo:text-indent="0cm" style:auto-text-indent="false"/>
      <style:text-properties style:font-name="Liberation Serif" fo:font-weight="bold" officeooo:rsid="0048a51b" officeooo:paragraph-rsid="0048a51b" style:font-weight-asian="bold" style:font-weight-complex="bold"/>
    </style:style>
    <style:style style:name="P96" style:family="paragraph" style:parent-style-name="Standard">
      <style:paragraph-properties fo:margin-left="0.72cm" fo:margin-right="0cm" fo:text-indent="0cm" style:auto-text-indent="false"/>
      <style:text-properties style:font-name="Liberation Serif" fo:font-weight="bold" officeooo:paragraph-rsid="0048a51b" style:font-weight-asian="bold" style:font-weight-complex="bold"/>
    </style:style>
    <style:style style:name="P97" style:family="paragraph" style:parent-style-name="Standard">
      <style:paragraph-properties fo:margin-left="0.72cm" fo:margin-right="0cm" fo:text-indent="0cm" style:auto-text-indent="false"/>
      <style:text-properties style:font-name="Liberation Serif" officeooo:rsid="005ee367" officeooo:paragraph-rsid="005c0fc0"/>
    </style:style>
    <style:style style:name="P98" style:family="paragraph" style:parent-style-name="Standard">
      <style:paragraph-properties fo:margin-left="0.72cm" fo:margin-right="0cm" fo:text-indent="0cm" style:auto-text-indent="false"/>
      <style:text-properties style:font-name="Liberation Serif" officeooo:paragraph-rsid="005ee367"/>
    </style:style>
    <style:style style:name="P99" style:family="paragraph" style:parent-style-name="Standard">
      <style:paragraph-properties fo:margin-left="0.72cm" fo:margin-right="0cm" fo:text-indent="0cm" style:auto-text-indent="false"/>
      <style:text-properties style:font-name="Liberation Serif" officeooo:rsid="0060b6ec" officeooo:paragraph-rsid="0060b6ec"/>
    </style:style>
    <style:style style:name="P100" style:family="paragraph" style:parent-style-name="Standard">
      <style:paragraph-properties fo:margin-left="0.72cm" fo:margin-right="0cm" fo:text-indent="0cm" style:auto-text-indent="false"/>
      <style:text-properties style:font-name="Liberation Serif" officeooo:paragraph-rsid="00664652"/>
    </style:style>
    <style:style style:name="P101" style:family="paragraph" style:parent-style-name="Standard">
      <style:paragraph-properties fo:margin-left="0.72cm" fo:margin-right="0cm" fo:text-indent="0cm" style:auto-text-indent="false"/>
      <style:text-properties style:font-name="Liberation Serif" officeooo:rsid="0067563b" officeooo:paragraph-rsid="0067563b"/>
    </style:style>
    <style:style style:name="P102" style:family="paragraph" style:parent-style-name="Standard">
      <style:paragraph-properties fo:margin-left="0.72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10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a299c" officeooo:paragraph-rsid="00ba299c" style:font-weight-asian="normal" style:font-weight-complex="normal"/>
    </style:style>
    <style:style style:name="P10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c4f96" officeooo:paragraph-rsid="00ba299c" style:font-weight-asian="normal" style:font-weight-complex="normal"/>
    </style:style>
    <style:style style:name="P105" style:family="paragraph" style:parent-style-name="Standard">
      <style:paragraph-properties fo:margin-left="0cm" fo:margin-right="0cm" fo:text-indent="0cm" style:auto-text-indent="false"/>
      <style:text-properties officeooo:rsid="00bd547b" officeooo:paragraph-rsid="00bd547b"/>
    </style:style>
    <style:style style:name="P106" style:family="paragraph" style:parent-style-name="Standard">
      <style:paragraph-properties fo:margin-left="0cm" fo:margin-right="0cm" fo:text-indent="0cm" style:auto-text-indent="false"/>
      <style:text-properties fo:font-weight="bold" officeooo:rsid="00bee647" officeooo:paragraph-rsid="00bee647" style:font-weight-asian="bold" style:font-weight-complex="bold"/>
    </style:style>
    <style:style style:name="P107" style:family="paragraph" style:parent-style-name="Standard">
      <style:paragraph-properties fo:margin-left="0cm" fo:margin-right="0cm" fo:text-indent="0cm" style:auto-text-indent="false"/>
      <style:text-properties fo:font-weight="bold" officeooo:rsid="00c300bf" officeooo:paragraph-rsid="00c300bf" style:font-weight-asian="bold" style:font-weight-complex="bold"/>
    </style:style>
    <style:style style:name="P108" style:family="paragraph" style:parent-style-name="Standard">
      <style:paragraph-properties fo:margin-left="0cm" fo:margin-right="0cm" fo:text-indent="0cm" style:auto-text-indent="false"/>
      <style:text-properties fo:font-weight="bold" officeooo:rsid="00c93582" officeooo:paragraph-rsid="00c93582" style:font-weight-asian="bold" style:font-weight-complex="bold"/>
    </style:style>
    <style:style style:name="P109" style:family="paragraph" style:parent-style-name="Standard">
      <style:paragraph-properties fo:margin-left="0cm" fo:margin-right="0cm" fo:text-indent="0cm" style:auto-text-indent="false"/>
      <style:text-properties fo:font-weight="normal" officeooo:rsid="00bee647" officeooo:paragraph-rsid="00bee647" style:font-weight-asian="normal" style:font-weight-complex="normal"/>
    </style:style>
    <style:style style:name="P110" style:family="paragraph" style:parent-style-name="Standard">
      <style:paragraph-properties fo:margin-left="0cm" fo:margin-right="0cm" fo:text-indent="0cm" style:auto-text-indent="false"/>
      <style:text-properties fo:font-weight="normal" officeooo:rsid="00bee647" officeooo:paragraph-rsid="00c2a72a" style:font-weight-asian="normal" style:font-weight-complex="normal"/>
    </style:style>
    <style:style style:name="P111" style:family="paragraph" style:parent-style-name="Standard">
      <style:paragraph-properties fo:margin-left="0cm" fo:margin-right="0cm" fo:text-indent="0cm" style:auto-text-indent="false"/>
      <style:text-properties fo:font-weight="normal" officeooo:rsid="00c53077" officeooo:paragraph-rsid="00c53077" style:font-weight-asian="normal" style:font-weight-complex="normal"/>
    </style:style>
    <style:style style:name="P112" style:family="paragraph" style:parent-style-name="Standard">
      <style:paragraph-properties fo:margin-left="0cm" fo:margin-right="0cm" fo:text-indent="0cm" style:auto-text-indent="false"/>
      <style:text-properties fo:font-weight="normal" officeooo:rsid="00c71b91" officeooo:paragraph-rsid="00c71b91" style:font-weight-asian="normal" style:font-weight-complex="normal"/>
    </style:style>
    <style:style style:name="P113" style:family="paragraph" style:parent-style-name="Standard">
      <style:paragraph-properties fo:margin-left="0cm" fo:margin-right="0cm" fo:text-indent="0cm" style:auto-text-indent="false"/>
      <style:text-properties fo:font-weight="normal" officeooo:rsid="00c93582" officeooo:paragraph-rsid="00c93582" style:font-weight-asian="normal" style:font-weight-complex="normal"/>
    </style:style>
    <style:style style:name="P114" style:family="paragraph" style:parent-style-name="Standard">
      <style:paragraph-properties fo:margin-left="0cm" fo:margin-right="0cm" fo:text-indent="0cm" style:auto-text-indent="false"/>
      <style:text-properties fo:font-style="italic" fo:font-weight="normal" officeooo:rsid="00bee647" officeooo:paragraph-rsid="00bee647" style:font-style-asian="italic" style:font-weight-asian="normal" style:font-style-complex="italic" style:font-weight-complex="normal"/>
    </style:style>
    <style:style style:name="T1" style:family="text">
      <style:text-properties officeooo:rsid="000b3b66"/>
    </style:style>
    <style:style style:name="T2" style:family="text">
      <style:text-properties officeooo:rsid="000b8e34"/>
    </style:style>
    <style:style style:name="T3" style:family="text">
      <style:text-properties officeooo:rsid="000bc1dc"/>
    </style:style>
    <style:style style:name="T4" style:family="text">
      <style:text-properties officeooo:rsid="000d1b01"/>
    </style:style>
    <style:style style:name="T5" style:family="text">
      <style:text-properties officeooo:rsid="000e7f6c"/>
    </style:style>
    <style:style style:name="T6" style:family="text">
      <style:text-properties officeooo:rsid="000fcd7c"/>
    </style:style>
    <style:style style:name="T7" style:family="text">
      <style:text-properties officeooo:rsid="0011829c"/>
    </style:style>
    <style:style style:name="T8" style:family="text">
      <style:text-properties officeooo:rsid="0017c13b"/>
    </style:style>
    <style:style style:name="T9" style:family="text">
      <style:text-properties officeooo:rsid="0019ee7a"/>
    </style:style>
    <style:style style:name="T10" style:family="text">
      <style:text-properties officeooo:rsid="00212324"/>
    </style:style>
    <style:style style:name="T11" style:family="text">
      <style:text-properties officeooo:rsid="0022efd3"/>
    </style:style>
    <style:style style:name="T12" style:family="text">
      <style:text-properties officeooo:rsid="0024c6a6"/>
    </style:style>
    <style:style style:name="T13" style:family="text">
      <style:text-properties officeooo:rsid="0024e11c"/>
    </style:style>
    <style:style style:name="T14" style:family="text">
      <style:text-properties officeooo:rsid="0026a8e2"/>
    </style:style>
    <style:style style:name="T15" style:family="text">
      <style:text-properties officeooo:rsid="00270103"/>
    </style:style>
    <style:style style:name="T16" style:family="text">
      <style:text-properties officeooo:rsid="00281398"/>
    </style:style>
    <style:style style:name="T17" style:family="text">
      <style:text-properties officeooo:rsid="0029e55c"/>
    </style:style>
    <style:style style:name="T18" style:family="text">
      <style:text-properties officeooo:rsid="0029f759"/>
    </style:style>
    <style:style style:name="T19" style:family="text">
      <style:text-properties style:text-position="super 58%"/>
    </style:style>
    <style:style style:name="T20" style:family="text">
      <style:text-properties style:text-position="super 58%" style:font-name="Liberation Serif" fo:font-weight="bold" officeooo:rsid="0036d3b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15db7" style:font-weight-asian="normal" style:font-weight-complex="normal"/>
    </style:style>
    <style:style style:name="T23" style:family="text">
      <style:text-properties fo:font-weight="normal" officeooo:rsid="0032790e" style:font-weight-asian="normal" style:font-weight-complex="normal"/>
    </style:style>
    <style:style style:name="T24" style:family="text">
      <style:text-properties fo:font-weight="normal" officeooo:rsid="0034d4fa" style:font-weight-asian="normal" style:font-weight-complex="normal"/>
    </style:style>
    <style:style style:name="T25" style:family="text">
      <style:text-properties fo:font-weight="normal" officeooo:rsid="0038c786" style:font-weight-asian="normal" style:font-weight-complex="normal"/>
    </style:style>
    <style:style style:name="T26" style:family="text">
      <style:text-properties fo:font-weight="normal" officeooo:rsid="0036d3bf" style:font-weight-asian="normal" style:font-weight-complex="normal"/>
    </style:style>
    <style:style style:name="T27" style:family="text">
      <style:text-properties fo:font-weight="normal" officeooo:rsid="003aabce" style:font-weight-asian="normal" style:font-weight-complex="normal"/>
    </style:style>
    <style:style style:name="T28" style:family="text">
      <style:text-properties fo:font-weight="normal" officeooo:rsid="003cbf38" style:font-weight-asian="normal" style:font-weight-complex="normal"/>
    </style:style>
    <style:style style:name="T29" style:family="text">
      <style:text-properties fo:font-weight="normal" officeooo:rsid="003db462" style:font-weight-asian="normal" style:font-weight-complex="normal"/>
    </style:style>
    <style:style style:name="T30" style:family="text">
      <style:text-properties fo:font-weight="normal" officeooo:rsid="003f39d6" style:font-weight-asian="normal" style:font-weight-complex="normal"/>
    </style:style>
    <style:style style:name="T31" style:family="text">
      <style:text-properties fo:font-weight="normal" officeooo:rsid="003f655c" style:font-weight-asian="normal" style:font-weight-complex="normal"/>
    </style:style>
    <style:style style:name="T32" style:family="text">
      <style:text-properties fo:font-weight="normal" officeooo:rsid="004137f3" style:font-weight-asian="normal" style:font-weight-complex="normal"/>
    </style:style>
    <style:style style:name="T33" style:family="text">
      <style:text-properties fo:font-weight="normal" officeooo:rsid="004208be" style:font-weight-asian="normal" style:font-weight-complex="normal"/>
    </style:style>
    <style:style style:name="T34" style:family="text">
      <style:text-properties fo:font-weight="normal" officeooo:rsid="00476d93" style:font-weight-asian="normal" style:font-weight-complex="normal"/>
    </style:style>
    <style:style style:name="T35" style:family="text">
      <style:text-properties fo:font-weight="normal" officeooo:rsid="0048a51b" style:font-weight-asian="normal" style:font-weight-complex="normal"/>
    </style:style>
    <style:style style:name="T36" style:family="text">
      <style:text-properties fo:font-weight="normal" officeooo:rsid="003c02c3" style:font-weight-asian="normal" style:font-weight-complex="normal"/>
    </style:style>
    <style:style style:name="T37" style:family="text">
      <style:text-properties fo:font-weight="normal" officeooo:rsid="004d2176" style:font-weight-asian="normal" style:font-weight-complex="normal"/>
    </style:style>
    <style:style style:name="T38" style:family="text">
      <style:text-properties fo:font-weight="normal" officeooo:rsid="004ec085" style:font-weight-asian="normal" style:font-weight-complex="normal"/>
    </style:style>
    <style:style style:name="T39" style:family="text">
      <style:text-properties fo:font-weight="normal" officeooo:rsid="0050a5ab" style:font-weight-asian="normal" style:font-weight-complex="normal"/>
    </style:style>
    <style:style style:name="T40" style:family="text">
      <style:text-properties fo:font-weight="normal" officeooo:rsid="005359f9" style:font-weight-asian="normal" style:font-weight-complex="normal"/>
    </style:style>
    <style:style style:name="T41" style:family="text">
      <style:text-properties fo:font-weight="normal" officeooo:rsid="00544c46" style:font-weight-asian="normal" style:font-weight-complex="normal"/>
    </style:style>
    <style:style style:name="T42" style:family="text">
      <style:text-properties fo:font-weight="normal" officeooo:rsid="0054ca93" style:font-weight-asian="normal" style:font-weight-complex="normal"/>
    </style:style>
    <style:style style:name="T43" style:family="text">
      <style:text-properties fo:font-weight="normal" officeooo:rsid="00551489" style:font-weight-asian="normal" style:font-weight-complex="normal"/>
    </style:style>
    <style:style style:name="T44" style:family="text">
      <style:text-properties fo:font-weight="normal" officeooo:rsid="0055fc0b" style:font-weight-asian="normal" style:font-weight-complex="normal"/>
    </style:style>
    <style:style style:name="T45" style:family="text">
      <style:text-properties fo:font-weight="normal" officeooo:rsid="00570b3b" style:font-weight-asian="normal" style:font-weight-complex="normal"/>
    </style:style>
    <style:style style:name="T46" style:family="text">
      <style:text-properties fo:font-weight="normal" officeooo:rsid="006d053c" style:font-weight-asian="normal" style:font-weight-complex="normal"/>
    </style:style>
    <style:style style:name="T47" style:family="text">
      <style:text-properties fo:font-weight="normal" officeooo:rsid="00705343" style:font-weight-asian="normal" style:font-weight-complex="normal"/>
    </style:style>
    <style:style style:name="T48" style:family="text">
      <style:text-properties fo:font-weight="normal" officeooo:rsid="00759d83" style:font-weight-asian="normal" style:font-weight-complex="normal"/>
    </style:style>
    <style:style style:name="T49" style:family="text">
      <style:text-properties fo:font-weight="normal" officeooo:rsid="007715de" style:font-weight-asian="normal" style:font-weight-complex="normal"/>
    </style:style>
    <style:style style:name="T50" style:family="text">
      <style:text-properties fo:font-weight="normal" officeooo:rsid="007818c0" style:font-weight-asian="normal" style:font-weight-complex="normal"/>
    </style:style>
    <style:style style:name="T51" style:family="text">
      <style:text-properties fo:font-weight="normal" officeooo:rsid="0079b913" style:font-weight-asian="normal" style:font-weight-complex="normal"/>
    </style:style>
    <style:style style:name="T52" style:family="text">
      <style:text-properties fo:font-weight="normal" officeooo:rsid="0074611a" style:font-weight-asian="normal" style:font-weight-complex="normal"/>
    </style:style>
    <style:style style:name="T53" style:family="text">
      <style:text-properties fo:font-weight="normal" officeooo:rsid="008096a7" style:font-weight-asian="normal" style:font-weight-complex="normal"/>
    </style:style>
    <style:style style:name="T54" style:family="text">
      <style:text-properties fo:font-weight="normal" officeooo:rsid="00822964" style:font-weight-asian="normal" style:font-weight-complex="normal"/>
    </style:style>
    <style:style style:name="T55" style:family="text">
      <style:text-properties fo:font-weight="normal" officeooo:rsid="0095e800" style:font-weight-asian="normal" style:font-weight-complex="normal"/>
    </style:style>
    <style:style style:name="T56" style:family="text">
      <style:text-properties fo:font-weight="normal" officeooo:rsid="00996fe4" style:font-weight-asian="normal" style:font-weight-complex="normal"/>
    </style:style>
    <style:style style:name="T57" style:family="text">
      <style:text-properties fo:font-weight="normal" officeooo:rsid="0099e811" style:font-weight-asian="normal" style:font-weight-complex="normal"/>
    </style:style>
    <style:style style:name="T58" style:family="text">
      <style:text-properties officeooo:rsid="0048a51b"/>
    </style:style>
    <style:style style:name="T59" style:family="text">
      <style:text-properties officeooo:rsid="0049a164"/>
    </style:style>
    <style:style style:name="T60" style:family="text">
      <style:text-properties officeooo:rsid="00517ce0"/>
    </style:style>
    <style:style style:name="T61" style:family="text">
      <style:text-properties officeooo:rsid="0051831c"/>
    </style:style>
    <style:style style:name="T62" style:family="text">
      <style:text-properties officeooo:rsid="005a6017"/>
    </style:style>
    <style:style style:name="T63" style:family="text">
      <style:text-properties officeooo:rsid="005c0fc0"/>
    </style:style>
    <style:style style:name="T64" style:family="text">
      <style:text-properties officeooo:rsid="005d22e1"/>
    </style:style>
    <style:style style:name="T65" style:family="text">
      <style:text-properties officeooo:rsid="005e8578"/>
    </style:style>
    <style:style style:name="T66" style:family="text">
      <style:text-properties officeooo:rsid="005ee367"/>
    </style:style>
    <style:style style:name="T67" style:family="text">
      <style:text-properties officeooo:rsid="0060b6ec"/>
    </style:style>
    <style:style style:name="T68" style:family="text">
      <style:text-properties officeooo:rsid="006292c9"/>
    </style:style>
    <style:style style:name="T69" style:family="text">
      <style:text-properties officeooo:rsid="00648d28"/>
    </style:style>
    <style:style style:name="T70" style:family="text">
      <style:text-properties officeooo:rsid="00664652"/>
    </style:style>
    <style:style style:name="T71" style:family="text">
      <style:text-properties officeooo:rsid="0067563b"/>
    </style:style>
    <style:style style:name="T72" style:family="text">
      <style:text-properties officeooo:rsid="0067a511"/>
    </style:style>
    <style:style style:name="T73" style:family="text">
      <style:text-properties fo:font-style="italic" officeooo:rsid="0067a511" style:font-style-asian="italic" style:font-style-complex="italic"/>
    </style:style>
    <style:style style:name="T74" style:family="text">
      <style:text-properties fo:font-style="italic" officeooo:rsid="0071880c" style:font-style-asian="italic" style:font-style-complex="italic"/>
    </style:style>
    <style:style style:name="T75" style:family="text">
      <style:text-properties fo:font-style="normal" officeooo:rsid="0067a511" style:font-style-asian="normal" style:font-style-complex="normal"/>
    </style:style>
    <style:style style:name="T76" style:family="text">
      <style:text-properties fo:font-style="normal" officeooo:rsid="0071880c" style:font-style-asian="normal" style:font-style-complex="normal"/>
    </style:style>
    <style:style style:name="T77" style:family="text">
      <style:text-properties officeooo:rsid="006f48ef"/>
    </style:style>
    <style:style style:name="T78" style:family="text">
      <style:text-properties officeooo:rsid="0070ee44"/>
    </style:style>
    <style:style style:name="T79" style:family="text">
      <style:text-properties officeooo:rsid="00759d83"/>
    </style:style>
    <style:style style:name="T80" style:family="text">
      <style:text-properties officeooo:rsid="0078eb8d"/>
    </style:style>
    <style:style style:name="T81" style:family="text">
      <style:text-properties officeooo:rsid="007b490d"/>
    </style:style>
    <style:style style:name="T82" style:family="text">
      <style:text-properties officeooo:rsid="0074611a"/>
    </style:style>
    <style:style style:name="T83" style:family="text">
      <style:text-properties officeooo:rsid="007e33bb"/>
    </style:style>
    <style:style style:name="T84" style:family="text">
      <style:text-properties officeooo:rsid="00855234"/>
    </style:style>
    <style:style style:name="T85" style:family="text">
      <style:text-properties officeooo:rsid="00858b28"/>
    </style:style>
    <style:style style:name="T86" style:family="text">
      <style:text-properties officeooo:rsid="0086f57e"/>
    </style:style>
    <style:style style:name="T87" style:family="text">
      <style:text-properties officeooo:rsid="008737e1"/>
    </style:style>
    <style:style style:name="T88" style:family="text">
      <style:text-properties officeooo:rsid="0088866f"/>
    </style:style>
    <style:style style:name="T89" style:family="text">
      <style:text-properties officeooo:rsid="008a373d"/>
    </style:style>
    <style:style style:name="T90" style:family="text">
      <style:text-properties officeooo:rsid="008b672c"/>
    </style:style>
    <style:style style:name="T91" style:family="text">
      <style:text-properties officeooo:rsid="008c9fe2"/>
    </style:style>
    <style:style style:name="T92" style:family="text">
      <style:text-properties officeooo:rsid="008da87e"/>
    </style:style>
    <style:style style:name="T93" style:family="text">
      <style:text-properties officeooo:rsid="00902551"/>
    </style:style>
    <style:style style:name="T94" style:family="text">
      <style:text-properties officeooo:rsid="009118dd"/>
    </style:style>
    <style:style style:name="T95" style:family="text">
      <style:text-properties officeooo:rsid="0092f3c0"/>
    </style:style>
    <style:style style:name="T96" style:family="text">
      <style:text-properties officeooo:rsid="0095c9e6"/>
    </style:style>
    <style:style style:name="T97" style:family="text">
      <style:text-properties officeooo:rsid="0095e800"/>
    </style:style>
    <style:style style:name="T98" style:family="text">
      <style:text-properties officeooo:rsid="009911b1"/>
    </style:style>
    <style:style style:name="T99" style:family="text">
      <style:text-properties fo:font-variant="normal" fo:text-transform="none" fo:color="#283041" style:font-name="Liberation Serif" fo:font-size="10.5pt" fo:letter-spacing="normal"/>
    </style:style>
    <style:style style:name="T100" style:family="text">
      <style:text-properties fo:font-variant="normal" fo:text-transform="none" fo:color="#283041" style:font-name="Liberation Serif" fo:font-size="10.5pt" fo:letter-spacing="normal" fo:font-style="normal"/>
    </style:style>
    <style:style style:name="T101" style:family="text">
      <style:text-properties fo:font-variant="normal" fo:text-transform="none" fo:color="#283041" style:font-name="Liberation Serif" fo:font-size="10.5pt" fo:letter-spacing="normal" fo:font-style="normal" fo:font-weight="normal" style:font-weight-asian="normal" style:font-weight-complex="normal"/>
    </style:style>
    <style:style style:name="T102" style:family="text">
      <style:text-properties fo:font-variant="normal" fo:text-transform="none" fo:color="#283041" style:font-name="Liberation Serif" fo:font-size="10.5pt" fo:letter-spacing="normal" fo:font-style="normal" fo:font-weight="normal" officeooo:rsid="009911b1" style:font-weight-asian="normal" style:font-weight-complex="normal"/>
    </style:style>
    <style:style style:name="T103" style:family="text">
      <style:text-properties fo:font-variant="normal" fo:text-transform="none" fo:color="#283041" style:font-name="Liberation Serif" fo:font-size="10.5pt" fo:letter-spacing="normal" fo:font-style="normal" fo:font-weight="normal" officeooo:rsid="009a80cb" style:font-weight-asian="normal" style:font-weight-complex="normal"/>
    </style:style>
    <style:style style:name="T104" style:family="text">
      <style:text-properties fo:font-variant="normal" fo:text-transform="none" fo:color="#283041" style:font-name="Liberation Serif" fo:font-size="10.5pt" fo:letter-spacing="normal" fo:font-style="normal" fo:font-weight="normal" officeooo:rsid="009b07e5" style:font-weight-asian="normal" style:font-weight-complex="normal"/>
    </style:style>
    <style:style style:name="T105" style:family="text">
      <style:text-properties fo:font-variant="normal" fo:text-transform="none" fo:color="#283041" style:font-name="Liberation Serif" fo:font-size="10.5pt" fo:letter-spacing="normal" fo:font-style="normal" fo:font-weight="normal" officeooo:rsid="009bcc85" style:font-weight-asian="normal" style:font-weight-complex="normal"/>
    </style:style>
    <style:style style:name="T106" style:family="text">
      <style:text-properties fo:font-variant="normal" fo:text-transform="none" fo:color="#283041" style:font-name="Liberation Serif" fo:font-size="10.5pt" fo:letter-spacing="normal" fo:font-style="normal" fo:font-weight="normal" officeooo:rsid="009bd886" style:font-weight-asian="normal" style:font-weight-complex="normal"/>
    </style:style>
    <style:style style:name="T107" style:family="text">
      <style:text-properties fo:font-variant="normal" fo:text-transform="none" fo:color="#283041" style:font-name="Liberation Serif" fo:font-size="10.5pt" fo:letter-spacing="normal" fo:font-style="normal" fo:font-weight="normal" officeooo:rsid="009fb722" style:font-weight-asian="normal" style:font-weight-complex="normal"/>
    </style:style>
    <style:style style:name="T108" style:family="text">
      <style:text-properties fo:font-variant="normal" fo:text-transform="none" fo:color="#283041" style:font-name="Liberation Serif" fo:font-size="10.5pt" fo:letter-spacing="normal" fo:font-style="normal" fo:font-weight="normal" officeooo:rsid="00a2cd6c" style:font-weight-asian="normal" style:font-weight-complex="normal"/>
    </style:style>
    <style:style style:name="T109" style:family="text">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T110" style:family="text">
      <style:text-properties fo:font-variant="normal" fo:text-transform="none" fo:color="#283041" style:font-name="Liberation Serif" fo:font-size="10.5pt" fo:letter-spacing="normal" fo:font-style="normal" fo:font-weight="normal" officeooo:rsid="00a0d074" style:font-weight-asian="normal" style:font-weight-complex="normal"/>
    </style:style>
    <style:style style:name="T111" style:family="text">
      <style:text-properties fo:font-variant="normal" fo:text-transform="none" fo:color="#283041" style:font-name="Liberation Serif" fo:font-size="10.5pt" fo:letter-spacing="normal" fo:font-style="normal" fo:font-weight="normal" officeooo:rsid="00a7c7e7" style:font-weight-asian="normal" style:font-weight-complex="normal"/>
    </style:style>
    <style:style style:name="T112" style:family="text">
      <style:text-properties fo:font-variant="normal" fo:text-transform="none" fo:color="#283041" style:font-name="Liberation Serif" fo:font-size="10.5pt" fo:letter-spacing="normal" fo:font-style="normal" fo:font-weight="normal" officeooo:rsid="00a248da" style:font-weight-asian="normal" style:font-weight-complex="normal"/>
    </style:style>
    <style:style style:name="T113" style:family="text">
      <style:text-properties fo:font-variant="normal" fo:text-transform="none" fo:color="#283041" style:font-name="Liberation Serif" fo:font-size="10.5pt" fo:letter-spacing="normal" fo:font-style="normal" fo:font-weight="normal" officeooo:rsid="00a824d1" style:font-weight-asian="normal" style:font-weight-complex="normal"/>
    </style:style>
    <style:style style:name="T114" style:family="text">
      <style:text-properties fo:font-variant="normal" fo:text-transform="none" fo:color="#283041" style:font-name="Liberation Serif" fo:font-size="10.5pt" fo:letter-spacing="normal" fo:font-style="normal" fo:font-weight="normal" officeooo:rsid="00a42b11" style:font-weight-asian="normal" style:font-weight-complex="normal"/>
    </style:style>
    <style:style style:name="T115" style:family="text">
      <style:text-properties fo:font-variant="normal" fo:text-transform="none" fo:color="#283041" style:font-name="Liberation Serif" fo:font-size="10.5pt" fo:letter-spacing="normal" fo:font-style="normal" fo:font-weight="normal" officeooo:rsid="00acac10" style:font-weight-asian="normal" style:font-weight-complex="normal"/>
    </style:style>
    <style:style style:name="T116" style:family="text">
      <style:text-properties fo:font-variant="normal" fo:text-transform="none" fo:color="#283041" style:font-name="Liberation Serif" fo:font-size="10.5pt" fo:letter-spacing="normal" fo:font-style="normal" fo:font-weight="normal" officeooo:rsid="00acfe6d" style:font-weight-asian="normal" style:font-weight-complex="normal"/>
    </style:style>
    <style:style style:name="T117" style:family="text">
      <style:text-properties fo:font-variant="normal" fo:text-transform="none" fo:color="#283041" style:font-name="Liberation Serif" fo:font-size="10.5pt" fo:letter-spacing="normal" fo:font-style="normal" fo:font-weight="normal" officeooo:rsid="00b79210" style:font-weight-asian="normal" style:font-weight-complex="normal"/>
    </style:style>
    <style:style style:name="T118" style:family="text">
      <style:text-properties fo:font-variant="normal" fo:text-transform="none" fo:color="#283041" style:font-name="Liberation Serif" fo:font-size="10.5pt" fo:letter-spacing="normal" fo:font-style="normal" fo:font-weight="normal" officeooo:rsid="00ba299c" style:font-weight-asian="normal" style:font-weight-complex="normal"/>
    </style:style>
    <style:style style:name="T119" style:family="text">
      <style:text-properties fo:font-variant="normal" fo:text-transform="none" fo:color="#283041" style:font-name="Liberation Serif" fo:font-size="10.5pt" fo:letter-spacing="normal" fo:font-style="normal" fo:font-weight="normal" officeooo:rsid="00ba7853" style:font-weight-asian="normal" style:font-weight-complex="normal"/>
    </style:style>
    <style:style style:name="T120" style:family="text">
      <style:text-properties fo:font-variant="normal" fo:text-transform="none" fo:color="#283041" style:font-name="Liberation Serif" fo:font-size="10.5pt" fo:letter-spacing="normal" fo:font-style="normal" fo:font-weight="normal" officeooo:rsid="00bc4f96" style:font-weight-asian="normal" style:font-weight-complex="normal"/>
    </style:style>
    <style:style style:name="T121" style:family="text">
      <style:text-properties fo:font-variant="normal" fo:text-transform="none" fo:color="#283041" style:font-name="Liberation Serif" fo:font-size="10.5pt" fo:letter-spacing="normal" fo:font-style="normal" fo:font-weight="normal" officeooo:rsid="00bd547b" style:font-weight-asian="normal" style:font-weight-complex="normal"/>
    </style:style>
    <style:style style:name="T122" style:family="text">
      <style:text-properties fo:font-variant="normal" fo:text-transform="none" fo:color="#283041" style:font-name="Liberation Serif" fo:font-size="10.5pt" fo:letter-spacing="normal" fo:font-style="normal" fo:font-weight="bold" officeooo:rsid="009fb722" style:font-weight-asian="bold" style:font-weight-complex="bold"/>
    </style:style>
    <style:style style:name="T123" style:family="text">
      <style:text-properties fo:font-variant="normal" fo:text-transform="none" fo:color="#283041" style:font-name="Liberation Serif" fo:font-size="10.5pt" fo:letter-spacing="normal" fo:font-style="normal" fo:font-weight="bold" officeooo:rsid="00a2cd6c" style:font-weight-asian="bold" style:font-weight-complex="bold"/>
    </style:style>
    <style:style style:name="T124" style:family="text">
      <style:text-properties fo:font-variant="normal" fo:text-transform="none" fo:color="#283041" style:font-name="Liberation Serif" fo:font-size="10.5pt" fo:letter-spacing="normal" fo:font-style="normal" officeooo:rsid="00a56ff4"/>
    </style:style>
    <style:style style:name="T125" style:family="text">
      <style:text-properties fo:font-variant="normal" fo:text-transform="none" fo:color="#283041" style:font-name="Liberation Serif" fo:font-size="10.5pt" fo:letter-spacing="normal" fo:font-style="normal" officeooo:rsid="00a61c99"/>
    </style:style>
    <style:style style:name="T126" style:family="text">
      <style:text-properties fo:font-variant="normal" fo:text-transform="none" fo:color="#283041" style:font-name="Liberation Serif" fo:font-size="10.5pt" fo:letter-spacing="normal" fo:font-style="normal" officeooo:rsid="00aa6f92"/>
    </style:style>
    <style:style style:name="T127" style:family="text">
      <style:text-properties fo:font-variant="normal" fo:text-transform="none" fo:color="#283041" style:font-name="Liberation Serif" fo:font-size="10.5pt" fo:letter-spacing="normal" fo:font-style="normal" officeooo:rsid="00acac10"/>
    </style:style>
    <style:style style:name="T128" style:family="text">
      <style:text-properties fo:font-variant="normal" fo:text-transform="none" fo:color="#283041" style:font-name="Liberation Serif" fo:font-size="10.5pt" fo:letter-spacing="normal" fo:font-style="normal" officeooo:rsid="00c0c49c"/>
    </style:style>
    <style:style style:name="T129" style:family="text">
      <style:text-properties fo:font-variant="normal" fo:text-transform="none" fo:color="#283041" style:font-name="Liberation Serif" fo:font-size="10.5pt" fo:letter-spacing="normal" fo:font-style="normal" officeooo:rsid="00c2a72a"/>
    </style:style>
    <style:style style:name="T130" style:family="text">
      <style:text-properties fo:font-variant="normal" fo:text-transform="none" fo:color="#283041" style:font-name="Liberation Serif" fo:font-size="10.5pt" fo:letter-spacing="normal" fo:font-style="normal" officeooo:rsid="00c300bf"/>
    </style:style>
    <style:style style:name="T131" style:family="text">
      <style:text-properties fo:font-variant="normal" fo:text-transform="none" fo:color="#283041" style:font-name="Liberation Serif" fo:font-size="10.5pt" fo:letter-spacing="normal" fo:font-style="normal" officeooo:rsid="00c74f63"/>
    </style:style>
    <style:style style:name="T132" style:family="text">
      <style:text-properties fo:font-variant="normal" fo:text-transform="none" fo:color="#283041" style:text-position="super 58%" style:font-name="Liberation Serif" fo:font-size="10.5pt" fo:letter-spacing="normal" fo:font-style="normal"/>
    </style:style>
    <style:style style:name="T133" style:family="text">
      <style:text-properties fo:font-variant="normal" fo:text-transform="none" fo:color="#283041" style:text-position="super 58%" style:font-name="Liberation Serif" fo:font-size="10.5pt" fo:letter-spacing="normal" fo:font-style="normal" fo:font-weight="bold" officeooo:rsid="009fb722" style:font-weight-asian="bold" style:font-weight-complex="bold"/>
    </style:style>
    <style:style style:name="T134" style:family="text">
      <style:text-properties officeooo:rsid="009e799a"/>
    </style:style>
    <style:style style:name="T135" style:family="text">
      <style:text-properties style:font-name="Liberation Serif" fo:font-weight="bold" officeooo:rsid="0036d3bf" style:font-weight-asian="bold" style:font-weight-complex="bold"/>
    </style:style>
    <style:style style:name="T136" style:family="text">
      <style:text-properties style:font-name="Liberation Serif" fo:font-weight="bold" officeooo:rsid="00b18e62" style:font-weight-asian="bold" style:font-weight-complex="bold"/>
    </style:style>
    <style:style style:name="T137" style:family="text">
      <style:text-properties style:text-position="0% 100%"/>
    </style:style>
    <style:style style:name="T138" style:family="text">
      <style:text-properties officeooo:rsid="00b5243b"/>
    </style:style>
    <style:style style:name="T139" style:family="text">
      <style:text-properties officeooo:rsid="00b708f8"/>
    </style:style>
    <style:style style:name="T140" style:family="text">
      <style:text-properties officeooo:rsid="00b8b436"/>
    </style:style>
    <style:style style:name="T141" style:family="text">
      <style:text-properties officeooo:rsid="00ba299c"/>
    </style:style>
    <style:style style:name="T142" style:family="text">
      <style:text-properties officeooo:rsid="00c84192"/>
    </style:style>
    <style:style style:name="T143" style:family="text">
      <style:text-properties officeooo:rsid="00df7c0e"/>
    </style:style>
    <style:style style:name="T144" style:family="text">
      <style:text-properties officeooo:rsid="00ba7853"/>
    </style:style>
    <style:style style:name="T145" style:family="text">
      <style:text-properties officeooo:rsid="00cc18a1"/>
    </style:style>
    <style:style style:name="T146" style:family="text">
      <style:text-properties officeooo:rsid="00b7785d"/>
    </style:style>
    <style:style style:name="T147" style:family="text">
      <style:text-properties officeooo:rsid="00cd3d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4">Keywords are not case sensitive. For example, Wifi WIFI and WiFi are all the same keyword.</text:span></text:p>
      <text:p text:style-name="P1">- <text:span text:style-name="T1">Removed some anomalies. For example, if a certain vendor </text:span><text:span text:style-name="T2">is overusing a particular group of </text:span><text:span text:style-name="T3">unrelated </text:span><text:span text:style-name="T2">symbols </text:span><text:span text:style-name="T3">such as ❻❻ or ★▄▀▄▀▄▀▄▀▄▀▄▀▄▀▄,</text:span></text:p>
      <text:p text:style-name="P1">- <text:span text:style-name="T5">Removed “How To” as this </text:span><text:span text:style-name="T6">always flags as drug production</text:span></text:p>
      <text:p text:style-name="P1">- ‘<text:span text:style-name="T7">No Carding’ – fraud but not carding</text:span></text:p>
      <text:p text:style-name="P1"/>
      <text:p text:style-name="P2">Quick Guide</text:p>
      <text:p text:style-name="P8"/>
      <text:p text:style-name="P8">1. Ensure Ground Truth data correctly formatted.</text:p>
      <text:p text:style-name="P8">2. Run keyword analysis →<text:span text:style-name="T9"> Raw keywords</text:span></text:p>
      <text:p text:style-name="P8">3. <text:span text:style-name="T8">Run calculateLogLikelihood →</text:span><text:span text:style-name="T18"> Sig keywords</text:span></text:p>
      <text:p text:style-name="P9">4. Run onlySigKeywords → Usable keywords</text:p>
      <text:p text:style-name="P10"/>
      <text:p text:style-name="P3">Log</text:p>
      <text:p text:style-name="P11">Set4 (0.74)</text:p>
      <text:p text:style-name="P11"><text:tab/>Issues with Drugs – General category: this </text:p>
      <text:p text:style-name="P12">Set5 <text:span text:style-name="T11">(0.73 – 3800 entries)</text:span></text:p>
      <text:p text:style-name="P12"><text:tab/></text:p>
      <text:p text:style-name="P4">18/06/2020 </text:p>
      <text:p text:style-name="P13">Following sections bolstered:</text:p>
      <text:p text:style-name="P92">Counterfeit Currency <text:span text:style-name="T12">[x]</text:span></text:p>
      <text:p text:style-name="P92">eBooks Other <text:span text:style-name="T14">[x] (Errors with formatting) </text:span><text:span text:style-name="T15">[x]</text:span></text:p>
      <text:p text:style-name="P92">Other <text:span text:style-name="T16">[x]</text:span></text:p>
      <text:p text:style-name="P92">Resources – Identity Documents <text:span text:style-name="T10">65 </text:span><text:span text:style-name="T17">[x]</text:span></text:p>
      <text:p text:style-name="P92">Transportation/Stealth .<text:span text:style-name="T10">45</text:span></text:p>
      <text:p text:style-name="P37"/>
      <text:p text:style-name="P38">Formatting errors I believe have been caused by removing quotes</text:p>
      <text:p text:style-name="P39">Removed <text:span text:style-name="T13">some keywords: ‘how’ ‘to’ ‘make’</text:span></text:p>
      <text:p text:style-name="P39"/>
      <text:p text:style-name="P57">20/06/2020</text:p>
      <text:p text:style-name="P40">Amendments brought CC up to 0.80 for the market listings</text:p>
      <text:p text:style-name="P40">However, CC very low for forum titles – content is very different</text:p>
      <text:p text:style-name="P41">Adding more GT data based on Titles</text:p>
      <text:p text:style-name="P42">Broadened PGP/GPG to include all encryption</text:p>
      <text:p text:style-name="P42"/>
      <text:p text:style-name="P58">21/06/2020</text:p>
      <text:p text:style-name="P43">Works very well (0.8) on the market listings but far lower on the forum titles</text:p>
      <text:p text:style-name="P44">Mix is very different </text:p>
      <text:p text:style-name="P44">Obscure software names</text:p>
      <text:p text:style-name="P61"><text:span text:style-name="T22">There’s much broader variation on the forum data </text:span><text:span text:style-name="T23">(0.55)</text:span></text:p>
      <text:p text:style-name="P45"/>
      <text:p text:style-name="P62"><text:span text:style-name="T23">M</text:span><text:span text:style-name="T21">sg:</text:span></text:p>
      <text:p text:style-name="P46">Hi – hope you both had a good week:</text:p>
      <text:p text:style-name="P40"/>
      <text:p text:style-name="P47">Built the classifier which uses a total LL value for each entry.</text:p>
      <text:p text:style-name="P63"><text:span text:style-name="T21">This works very well on the market listings (0.8 CC) but not so well on the forum titles (0.5</text:span><text:span text:style-name="T24">7</text:span><text:span text:style-name="T21">)</text:span></text:p>
      <text:p text:style-name="P47"/>
      <text:p text:style-name="P48">I’m currently tweaking the model and adding more to the ground truth data to get better agreement. </text:p>
      <text:p text:style-name="P48"/>
      <text:p text:style-name="P48">The main difference is the forum data is much more variable and there’s a lot more fluff.</text:p>
      <text:p text:style-name="P48"/>
      <text:p text:style-name="P48"><text:soft-page-break/>I’ve expanded the Codebook slightly – so PGP/GPG would include all encryption (for example things like Truecrypt/Veracrypt) </text:p>
      <text:p text:style-name="P48"/>
      <text:p text:style-name="P89"><text:span text:style-name="T135">27</text:span><text:span text:style-name="T20">th</text:span><text:span text:style-name="T135"> </text:span><text:span text:style-name="T136">June</text:span></text:p>
      <text:p text:style-name="P49">Implemented K cross analysis</text:p>
      <text:p text:style-name="P51">Adding more to GT data</text:p>
      <text:p text:style-name="P49"/>
      <text:p text:style-name="P49">Msg for Monday:</text:p>
      <text:p text:style-name="P49"><text:tab/></text:p>
      <text:p text:style-name="P50">“</text:p>
      <text:p text:style-name="P64"><text:span text:style-name="T26">H</text:span><text:span text:style-name="T21">i all -</text:span></text:p>
      <text:p text:style-name="P52"/>
      <text:p text:style-name="P52">Bit of a monster update here, apologies!</text:p>
      <text:p text:style-name="P59"/>
      <text:p text:style-name="P65"><text:span text:style-name="T25">I was able to implement the k cross-validation without </text:span><text:span text:style-name="T34">too </text:span><text:span text:style-name="T25">many problems, </text:span><text:span text:style-name="T27">returned the following results </text:span><text:span text:style-name="T31">for the data</text:span><text:span text:style-name="T27"> </text:span><text:span text:style-name="T30">at end of 26/06</text:span><text:span text:style-name="T27">: </text:span></text:p>
      <text:p text:style-name="P53"/>
      <text:p text:style-name="P93">n = 4230</text:p>
      <text:p text:style-name="P94">Overall <text:span text:style-name="T58">(c</text:span><text:span text:style-name="T61">k</text:span><text:span text:style-name="T58">)</text:span>: <text:s/>0.6431080881297078</text:p>
      <text:p text:style-name="P60"/>
      <text:p text:style-name="P66"><text:span text:style-name="T47">Looked</text:span><text:span text:style-name="T36"> at it in more detail, the </text:span><text:span text:style-name="T28">market </text:span><text:span text:style-name="T36">listing</text:span><text:span text:style-name="T28">s</text:span><text:span text:style-name="T36"> items </text:span><text:span text:style-name="T35">were</text:span><text:span text:style-name="T36"> largely correct </text:span><text:span text:style-name="T29">but the forum titles not-so-much, primarily because the terminology is more variable, </text:span><text:span text:style-name="T32">increased use of </text:span><text:span text:style-name="T33">insider </text:span><text:span text:style-name="T32">slang</text:span><text:span text:style-name="T29"> and greater prominence of spelling mistakes. Certain categories </text:span><text:span text:style-name="T35">were</text:span><text:span text:style-name="T29"> pretty solid (</text:span><text:span text:style-name="T30">VPNs, Credit, Crypto Trading are all </text:span><text:span text:style-name="T29">&gt;80% correct) but others are very low (</text:span><text:span text:style-name="T30">Lockpicking, Mobile Hacking.. </text:span><text:span text:style-name="T29">&lt;40%).</text:span></text:p>
      <text:p text:style-name="P54"/>
      <text:p text:style-name="P65"><text:span text:style-name="T29">I </text:span><text:span text:style-name="T35">added more GT data </text:span><text:span text:style-name="T38">(</text:span><text:span text:style-name="T37">trying to emphasise these areas</text:span><text:span text:style-name="T38">)</text:span><text:span text:style-name="T37">, </text:span><text:span text:style-name="T35">fixed a couple instances </text:span><text:span text:style-name="T47">where</text:span><text:span text:style-name="T35"> I had manually sorted incorrectly </text:span><text:span text:style-name="T38">and tweaked some of the code. </text:span><text:span text:style-name="T39">Ran it again and got a better result:</text:span></text:p>
      <text:p text:style-name="P52"/>
      <text:p text:style-name="P95">n = 5390</text:p>
      <text:p text:style-name="P96"><text:span text:style-name="T58">Overall </text:span><text:span text:style-name="T59">(c</text:span><text:span text:style-name="T60">k</text:span><text:span text:style-name="T59">)</text:span><text:span text:style-name="T58">: <text:s/>0.6968650694049577</text:span></text:p>
      <text:p text:style-name="P55"/>
      <text:p text:style-name="P67"><text:span text:style-name="T26">The main issue is that </text:span><text:span text:style-name="T42">it’</text:span><text:span text:style-name="T39">s </text:span><text:span text:style-name="T26">VERY slow. </text:span><text:span text:style-name="T39">It </text:span><text:span text:style-name="T42">wasn’t particularly</text:span><text:span text:style-name="T39"> fast to begin with</text:span><text:span text:style-name="T26"> </text:span><text:span text:style-name="T39">and</text:span><text:span text:style-name="T26"> now </text:span><text:span text:style-name="T39">it </text:span><text:span text:style-name="T26">needs to rebuild that data from scratch </text:span><text:span text:style-name="T44">and then run </text:span><text:span text:style-name="T26">10 times, </text:span><text:span text:style-name="T40">so </text:span><text:span text:style-name="T26">it takes hours to achieve the end result. </text:span><text:span text:style-name="T40">In addition, the</text:span><text:span text:style-name="T41">re’s now &gt;5000 </text:span><text:span text:style-name="T42">items</text:span><text:span text:style-name="T41"> in the</text:span><text:span text:style-name="T40"> ground truth data, </text:span><text:span text:style-name="T43">so there’s a lot of keywords for it to </text:span><text:span text:style-name="T46">extract and </text:span><text:span text:style-name="T43">cross-check </text:span><text:span text:style-name="T45">every</text:span><text:span text:style-name="T43"> run.</text:span></text:p>
      <text:p text:style-name="P56"/>
      <text:p text:style-name="P68"><text:span text:style-name="T43">I’</text:span><text:span text:style-name="T21">m not sure how big an issue this is given we’re quite close to meeting the ck benchmark (believe it was 0.7?) and will most certainly be over it after running again.</text:span></text:p>
      <text:p text:style-name="P22"/>
      <text:p text:style-name="P22"/>
      <text:p text:style-name="P23">I’ve shared with you a small zip of the relevant code. <text:span text:style-name="T72">Requires </text:span><text:span text:style-name="T73">pandas, numpy </text:span><text:span text:style-name="T75">and</text:span><text:span text:style-name="T73"> nlt</text:span><text:span text:style-name="T74">k </text:span><text:span text:style-name="T76">packages</text:span><text:span text:style-name="T74">.</text:span></text:p>
      <text:p text:style-name="P24"/>
      <text:p text:style-name="P25"><text:span text:style-name="T63">If you run</text:span> <text:span text:style-name="T62">K-analysis.py, </text:span><text:span text:style-name="T63">that’ll run the whole operation. It’s currently set up to </text:span><text:span text:style-name="T64">run on sample data (~600 sorted random entries) – in case you wanted to see it work without waiting for ages. </text:span></text:p>
      <text:p text:style-name="P25"/>
      <text:p text:style-name="P25"><text:span text:style-name="T63">If you scroll down, there’s comments explained what each function does. </text:span><text:span text:style-name="T66">It’s essentially split into four stages:</text:span></text:p>
      <text:p text:style-name="P24"/>
      <text:p text:style-name="P97">1. Shuffling the dataset and splitting it into x10 k samples</text:p>
      <text:p text:style-name="P98"><text:span text:style-name="T66">2. </text:span><text:span text:style-name="T67">Creating x10 sets (</text:span><text:span text:style-name="T68">comprising of </text:span><text:span text:style-name="T67">every </text:span><text:span text:style-name="T69">k </text:span><text:span text:style-name="T67">sample except one) </text:span><text:span text:style-name="T69">which will be used to train the model in turn.</text:span></text:p>
      <text:p text:style-name="P99">3. <text:span text:style-name="T69">Some </text:span><text:span text:style-name="T70">brief</text:span><text:span text:style-name="T69"> validation of these subsets.</text:span></text:p>
      <text:p text:style-name="P100"><text:soft-page-break/><text:span text:style-name="T70">4. </text:span><text:span text:style-name="T71">A loop that trains the model and categorises each k sample</text:span></text:p>
      <text:p text:style-name="P101">5. Calculating CK for each k sample and printing the results.</text:p>
      <text:p text:style-name="P24"/>
      <text:p text:style-name="P26"><text:span text:style-name="T64">If you want it to run the full dataset, </text:span><text:span text:style-name="T65">change the path (line 8) in splitFile.py from sample.csv to full.csv. </text:span></text:p>
      <text:p text:style-name="P26"/>
      <text:p text:style-name="P27"><text:span text:style-name="T77">I can share the Git repo with you if that’s helpful </text:span><text:span text:style-name="T78">but it contains a lot of extraneous stuff like bash scripts and old datasets that might be needlessly confusing.</text:span></text:p>
      <text:p text:style-name="P27"/>
      <text:p text:style-name="P5">4<text:span text:style-name="T19">th</text:span> July</text:p>
      <text:p text:style-name="P5"/>
      <text:p text:style-name="P14">Hi @Matt – <text:span text:style-name="T81">hope you’re doing well.</text:span></text:p>
      <text:p text:style-name="P14"/>
      <text:p text:style-name="P28"><text:span text:style-name="T52">I’ve run it on the </text:span><text:span text:style-name="T53">source data </text:span><text:span text:style-name="T52">and then done a quick </text:span><text:span text:style-name="T54">check-over.</text:span><text:span text:style-name="T52"> </text:span></text:p>
      <text:p text:style-name="P14"/>
      <text:p text:style-name="P6">Market</text:p>
      <text:p text:style-name="P14">The good news is that it’s broadly correct but there’s a few holes, <text:span text:style-name="T79">particularly in </text:span><text:span text:style-name="T80">some of </text:span><text:span text:style-name="T79">the rarer categories.</text:span></text:p>
      <text:p text:style-name="P14"/>
      <text:p text:style-name="P29"><text:span text:style-name="T48">For example, every item (</text:span><text:span text:style-name="T49">about</text:span><text:span text:style-name="T48"> 8 in </text:span><text:span text:style-name="T49">each)</text:span><text:span text:style-name="T48"> in the doxing, </text:span><text:span text:style-name="T49">mobile-hacking</text:span><text:span text:style-name="T48"> </text:span><text:span text:style-name="T50">cats</text:span><text:span text:style-name="T48"> was incorrectly categorised. </text:span><text:span text:style-name="T51">A chunk of eBooks were also incorrectly classed as Crytpo due to an overweighted keyword.</text:span></text:p>
      <text:p text:style-name="P15"/>
      <text:p text:style-name="P6">Forum Thread Titles</text:p>
      <text:p text:style-name="P16">Similar story for thread titles – broadly correct but <text:span text:style-name="T82">there’s a few </text:span>issues. Much of what has been flagged as an e-book, <text:span text:style-name="T83">isn’t.</text:span></text:p>
      <text:p text:style-name="P16"/>
      <text:p text:style-name="P17">So far after running it, I’ve written up a little bit about some of these issues, the data prep and I’m looking at creating the mappings next.</text:p>
      <text:p text:style-name="P17"/>
      <text:p text:style-name="P7">1<text:span text:style-name="T134">1</text:span><text:span text:style-name="T19">th</text:span> July</text:p>
      <text:p text:style-name="P7"/>
      <text:p text:style-name="P18">Hi @Matt -</text:p>
      <text:p text:style-name="P18"/>
      <text:p text:style-name="P18">Hope you’re doing well.</text:p>
      <text:p text:style-name="P18"/>
      <text:p text:style-name="P19">Not sure if you’ve managed to read the replies to the thread above but I’ve now <text:span text:style-name="T84">completed the plans</text:span> outlined there. </text:p>
      <text:p text:style-name="P19"/>
      <text:p text:style-name="P20"><text:span text:style-name="T85">- Ran the k-fold cross validation after the changes. Cohen’s kappa was improved, though not </text:span><text:span text:style-name="T86">nearly </text:span><text:span text:style-name="T85">as much as I’d have liked </text:span><text:span text:style-name="T86">(</text:span><text:span text:style-name="T87">only </text:span><text:span text:style-name="T86">from 0.72 to 0.73!).</text:span></text:p>
      <text:p text:style-name="P20"><text:span text:style-name="T88">- Similar for the under/over allocation, the effects are still there, </text:span><text:span text:style-name="T89">only</text:span><text:span text:style-name="T88"> mitigated slightly. </text:span></text:p>
      <text:p text:style-name="P21"/>
      <text:p text:style-name="P21"><text:span text:style-name="T90">A bit disappointing as I was hoping for more of an improvement. </text:span><text:span text:style-name="T89">Feel like I’m reaching my limit </text:span><text:span text:style-name="T90">now in regards to the changes I can make to the classifier.</text:span></text:p>
      <text:p text:style-name="P21"/>
      <text:p text:style-name="P30">- Ran the <text:span text:style-name="T91">rest of the </text:span>unsorted <text:span text:style-name="T91">data, </text:span><text:span text:style-name="T92">as before but including the hacking forum data as well.</text:span></text:p>
      <text:p text:style-name="P30"/>
      <text:p text:style-name="P31"><text:span text:style-name="T93">I’m looking at the outcomes of the hacking data now. The </text:span><text:span text:style-name="T96">content</text:span><text:span text:style-name="T93"> is quite different – </text:span><text:span text:style-name="T94">there are a lot more things like account dumps, cracking tools. Some categories like proxies, are near perfect but others are almost all incorrectly classified.</text:span></text:p>
      <text:p text:style-name="P31"/>
      <text:p text:style-name="P32"><text:soft-page-break/>I’<text:span text:style-name="T95">m</text:span> manually corrected a lot of this now <text:span text:style-name="T95">but I’m a bit concerned about the implications of this, as it exposes some issues with the classifier. </text:span>Though I think this is far preferable than including data that I know is incorrect in the analysis.</text:p>
      <text:p text:style-name="P32"/>
      <text:p text:style-name="P32">- <text:span text:style-name="T96">Some good news, got a distinction for the research proposal! Thanks very much for your support on that. </text:span><text:span text:style-name="T55">I have a minor issue with some of the feedback </text:span><text:span text:style-name="T56">(regarding dark</text:span><text:span text:style-name="T57">net</text:span><text:span text:style-name="T56"> server locations)</text:span><text:span text:style-name="T55">:</text:span></text:p>
      <text:p text:style-name="P19"/>
      <text:p text:style-name="P102"><text:span text:style-name="T97">A</text:span>t places, they seems bit odd, like "<text:span text:style-name="T98">t</text:span>his makes it essentially impossible for forensic researchers to investigate using traditional means like examining a server’s IP address". IPs are always traceable!</text:p>
      <text:p text:style-name="P102"/>
      <text:p text:style-name="P83"><text:span text:style-name="T102">I think what I’ve written is fair. My understanding </text:span><text:span text:style-name="T104">is that </text:span><text:span text:style-name="T102">the </text:span><text:span text:style-name="T103">location </text:span><text:span text:style-name="T104">details are</text:span><text:span text:style-name="T103"> heavily </text:span><text:span text:style-name="T102">encryp</text:span><text:span text:style-name="T103">ted </text:span><text:span text:style-name="T105">and impossible to decipher via traditional means,</text:span><text:span text:style-name="T103"> </text:span><text:span text:style-name="T105">o</text:span><text:span text:style-name="T104">therwise the job of law enforcement would be very easy </text:span><text:span text:style-name="T106">in shutting down these sites</text:span><text:span text:style-name="T104">?</text:span></text:p>
      <text:p text:style-name="P70"/>
      <text:p text:style-name="P84"><text:span text:style-name="T123">18</text:span><text:span text:style-name="T133">th</text:span><text:span text:style-name="T122"> July </text:span></text:p>
      <text:p text:style-name="P80"><text:s/></text:p>
      <text:p text:style-name="P85"><text:span text:style-name="T100">Hi both, </text:span><text:span text:style-name="T124">thanks for your comments</text:span><text:span text:style-name="T125">.</text:span></text:p>
      <text:p text:style-name="P82"/>
      <text:p text:style-name="P86"><text:span text:style-name="T125">N</text:span><text:span text:style-name="T126">ot been able to get as much done as I’d have liked this week as I’ve been trying to sort out </text:span><text:span text:style-name="T127">job stuff.</text:span></text:p>
      <text:p text:style-name="P71"/>
      <text:p text:style-name="P87"><text:span text:style-name="T112">@Matt would you mind if I used </text:span><text:span text:style-name="T115">your details</text:span><text:span text:style-name="T112"> as an academic reference? My personal tutor </text:span><text:span text:style-name="T108">has </text:span><text:span text:style-name="T113">moved to a different</text:span><text:span text:style-name="T108"> </text:span><text:span text:style-name="T113">university</text:span><text:span text:style-name="T108"> </text:span><text:span text:style-name="T111">now </text:span><text:span text:style-name="T114">so I doubt </text:span><text:span text:style-name="T111">there details will be the same.</text:span></text:p>
      <text:p text:style-name="P72"/>
      <text:p text:style-name="P88"><text:span text:style-name="T111">I’</text:span><text:span text:style-name="T101">ve linked up the categories with the most relevant Kas</text:span><text:span text:style-name="T109">, </text:span><text:span text:style-name="T101">summed each and</text:span><text:span text:style-name="T109"> created the spider diagrams attached. </text:span><text:span text:style-name="T101">I’ve just used the built-in graphing features in Calc atm but </text:span><text:span text:style-name="T109">I’m guessing there is a more academic way of creating these? </text:span></text:p>
      <text:p text:style-name="P73"/>
      <text:p text:style-name="P73"/>
      <table:table table:name="Table1" table:style-name="Table1">
        <table:table-column table:style-name="Table1.A"/>
        <table:table-column table:style-name="Table1.B"/>
        <table:table-row table:style-name="Table1.1">
          <table:table-cell table:style-name="Table1.A1" office:value-type="string">
            <text:p text:style-name="P34">KA</text:p>
          </table:table-cell>
          <table:table-cell table:style-name="Table1.A1" office:value-type="string">
            <text:p text:style-name="P36">Categ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ard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Cashing Out</text:p>
          </table:table-cell>
        </table:table-row>
        <table:table-row table:style-name="Table1.1">
          <table:table-cell table:style-name="Table1.A1" office:value-type="string">
            <text:p text:style-name="P33">Adversarial Behaviour</text:p>
          </table:table-cell>
          <table:table-cell table:style-name="Table1.A1" office:value-type="string">
            <text:p text:style-name="P33">Clearing Criminal Hist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ounterfeit Currency</text:p>
          </table:table-cell>
        </table:table-row>
        <table:table-row table:style-name="Table1.1">
          <table:table-cell table:style-name="Table1.A1" office:value-type="string">
            <text:p text:style-name="P33">Adversarial Behaviour</text:p>
          </table:table-cell>
          <table:table-cell table:style-name="Table1.A1" office:value-type="string">
            <text:p text:style-name="P33">Denial of Service</text:p>
          </table:table-cell>
        </table:table-row>
        <table:table-row table:style-name="Table1.1">
          <table:table-cell table:style-name="Table1.A1" office:value-type="string">
            <text:p text:style-name="P33">Adversarial Behaviour</text:p>
          </table:table-cell>
          <table:table-cell table:style-name="Table1.A1" office:value-type="string">
            <text:p text:style-name="P33">Dox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eWhor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Fraud</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General</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Malware Supply Chain</text:p>
          </table:table-cell>
        </table:table-row>
        <table:table-row table:style-name="Table1.1">
          <table:table-cell table:style-name="Table1.A1" office:value-type="string">
            <text:p text:style-name="P33">Adversarial Behaviour</text:p>
          </table:table-cell>
          <table:table-cell table:style-name="Table1.A1" office:value-type="string">
            <text:p text:style-name="P33">Modifying Credit</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Contact Lists</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Identity Documents</text:p>
          </table:table-cell>
        </table:table-row>
        <table:table-row table:style-name="Table1.1">
          <table:table-cell table:style-name="Table1.A1" office:value-type="string">
            <text:p text:style-name="P33">Adversarial Behaviour</text:p>
          </table:table-cell>
          <table:table-cell table:style-name="Table1.A1" office:value-type="string">
            <text:p text:style-name="P33">SEO</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General</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Trading</text:p>
          </table:table-cell>
        </table:table-row>
        <table:table-row table:style-name="Table1.1">
          <table:table-cell table:style-name="Table1.A1" office:value-type="string">
            <text:p text:style-name="P33">Cryptography</text:p>
          </table:table-cell>
          <table:table-cell table:style-name="Table1.A1" office:value-type="string">
            <text:p text:style-name="P33">PGP/GPG</text:p>
          </table:table-cell>
        </table:table-row>
        <table:table-row table:style-name="Table1.1">
          <table:table-cell table:style-name="Table1.A1" office:value-type="string">
            <text:p text:style-name="P33">Forensics</text:p>
          </table:table-cell>
          <table:table-cell table:style-name="Table1.A1" office:value-type="string">
            <text:p text:style-name="P33">Digital Forensics</text:p>
          </table:table-cell>
        </table:table-row>
        <table:table-row table:style-name="Table1.1">
          <table:table-cell table:style-name="Table1.A1" office:value-type="string">
            <text:p text:style-name="P33">Malware &amp; Attack Technologies</text:p>
          </table:table-cell>
          <table:table-cell table:style-name="Table1.A1" office:value-type="string">
            <text:p text:style-name="P33">Malware Authorship</text:p>
          </table:table-cell>
        </table:table-row>
        <table:table-row table:style-name="Table1.1">
          <table:table-cell table:style-name="Table1.A1" office:value-type="string">
            <text:p text:style-name="P33">Network Security</text:p>
          </table:table-cell>
          <table:table-cell table:style-name="Table1.A1" office:value-type="string">
            <text:p text:style-name="P33">Hacking – Wireless Networks</text:p>
          </table:table-cell>
        </table:table-row>
        <table:table-row table:style-name="Table1.1">
          <table:table-cell table:style-name="Table1.A1" office:value-type="string">
            <text:p text:style-name="P33">Physical Layer Security</text:p>
          </table:table-cell>
          <table:table-cell table:style-name="Table1.A1" office:value-type="string">
            <text:p text:style-name="P33">Hacking – Phreaking</text:p>
          </table:table-cell>
        </table:table-row>
        <table:table-row table:style-name="Table1.1">
          <table:table-cell table:style-name="Table1.A1" office:value-type="string">
            <text:p text:style-name="P33">Physical Security</text:p>
          </table:table-cell>
          <table:table-cell table:style-name="Table1.A1" office:value-type="string">
            <text:p text:style-name="P33">Lockpicking</text:p>
          </table:table-cell>
        </table:table-row>
        <table:table-row table:style-name="Table1.1">
          <table:table-cell table:style-name="Table1.A1" office:value-type="string">
            <text:p text:style-name="P33">Physical Security</text:p>
          </table:table-cell>
          <table:table-cell table:style-name="Table1.A1" office:value-type="string">
            <text:p text:style-name="P33">Weaponry &amp; Explosiv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Other</text:p>
          </table:table-cell>
        </table:table-row>
        <text:soft-page-break/>
        <table:table-row table:style-name="Table1.1">
          <table:table-cell table:style-name="Table1.A1" office:value-type="string">
            <text:p text:style-name="P33">Privacy &amp; Online Rights</text:p>
          </table:table-cell>
          <table:table-cell table:style-name="Table1.A1" office:value-type="string">
            <text:p text:style-name="P33">Anonymity – Proxi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Tor</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VPN</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Mobile</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Website</text:p>
          </table:table-cell>
        </table:table-row>
      </table:table>
      <text:p text:style-name="P35"/>
      <text:p text:style-name="P74"/>
      <text:p text:style-name="P84"><text:span text:style-name="T107">All KA’s aren’t represented, </text:span><text:span text:style-name="T108">making direct comparison to </text:span><text:span text:style-name="T109">Mirror, Mirror study difficult. </text:span><text:span text:style-name="T110">I </text:span><text:span text:style-name="T109">could set all the other KAs</text:span><text:span text:style-name="T110"> as 0 values – but this wouldn’t technically be correct as there are occasionally entries which fall into these categories, </text:span><text:span text:style-name="T109">though not very many.</text:span></text:p>
      <text:p text:style-name="P84"><text:span text:style-name="T109"><text:line-break/></text:span><text:span text:style-name="T115">At the moment, I am just taking notes on </text:span><text:span text:style-name="T116">the differences between the three spider charts.</text:span></text:p>
      <text:p text:style-name="P69"/>
      <text:p text:style-name="P102"/>
      <text:p text:style-name="P81">27<text:span text:style-name="T19">th</text:span> July</text:p>
      <text:p text:style-name="P81"/>
      <text:p text:style-name="P75">Hi both,</text:p>
      <text:p text:style-name="P75"/>
      <text:p text:style-name="P76">I’ve broken down <text:span text:style-name="T138">the </text:span><text:span text:style-name="T139">forum titles by year and written a little about the trends. </text:span><text:span text:style-name="T138">Not able to do so for the listings as they’re not dated. </text:span><text:span text:style-name="T144">Also done some further discussion about potential reasons and implications. </text:span></text:p>
      <text:p text:style-name="P75"/>
      <text:p text:style-name="P77">Briefly:</text:p>
      <text:p text:style-name="P79">- <text:span text:style-name="T146">T</text:span><text:span text:style-name="T145">he categories with the highest prevalence I think can be summarised as firstly methods for obtaining money illegally (‘Carding’, ‘Fraud’), secondly methods for cleaning that money (‘Cashing Out’) and lastly, means to stay anonymous </text:span><text:span text:style-name="T147">while performing these activities (‘Proxies’, ‘Tor’, ‘VPN’).</text:span></text:p>
      <text:p text:style-name="P77">- In terms of numbers of titles, there’s consistent growth supporting the previous research that the darknet is growing in size.</text:p>
      <text:p text:style-name="P78">- In terms of <text:span text:style-name="T140">KA percentages,</text:span> <text:span text:style-name="T140">t</text:span>he cryptomarket forum<text:span text:style-name="T140">s remain more or less the same year on year. The hacker forums however show Attacks &amp; Defences increasing drastically </text:span><text:span text:style-name="T141">whereas </text:span><text:span text:style-name="T142">‘Software &amp; Platform Security’ category showed the </text:span><text:span text:style-name="T143">exact </text:span><text:span text:style-name="T142">inverse trend.</text:span></text:p>
      <text:p text:style-name="P90"><text:span text:style-name="T117">- </text:span><text:span text:style-name="T118">I’ve speculated that a potential reason for this trend could be greater awareness of and greater accessibility to these darknet forums. An increase of less technically minded users could explain the increase in get-rich-quick-type categories (such as Carding and Fraud) over more technically minded categories (such as Hacking).</text:span></text:p>
      <text:p text:style-name="P103"/>
      <text:p text:style-name="P91"><text:span text:style-name="T118">A</text:span><text:span text:style-name="T101">gainst cyber-sec curricula:</text:span></text:p>
      <text:p text:style-name="P103">- Infastructure sec is very low throughout suggesting there may be some justification to it’s low prominence within the cyber-sec curricula.</text:p>
      <text:p text:style-name="P90"><text:span text:style-name="T118">- </text:span><text:span text:style-name="T119">One of the most striking differences is adv behaviours which features prominently </text:span><text:span text:style-name="T120">on the darknet, this is not mirrored within the cyber-sec curricula.</text:span></text:p>
      <text:p text:style-name="P90"><text:span text:style-name="T120">- As much of this is focussed within carding and </text:span><text:span text:style-name="T121">money laundering</text:span><text:span text:style-name="T120">, I speculate there might be scope for a cyber sec accreditation </text:span><text:span text:style-name="T121">for banking professionals </text:span><text:span text:style-name="T120">which focusses </text:span><text:span text:style-name="T121">on these.</text:span></text:p>
      <text:p text:style-name="P104"/>
      <text:p text:style-name="P105"><text:span text:style-name="T120">I </text:span><text:span text:style-name="T101">haven’t really made any changes to Joe’s script, just used it to generate more spider charts.</text:span></text:p>
      <text:p text:style-name="P105"><text:span text:style-name="T101"/></text:p>
      <text:p text:style-name="P106"><text:span text:style-name="T100">3</text:span><text:span text:style-name="T132">rd</text:span><text:span text:style-name="T100"> August</text:span></text:p>
      <text:p text:style-name="P106"><text:span text:style-name="T100"/></text:p>
      <text:p text:style-name="P111"><text:span text:style-name="T100">If you were able to show the spider diagrams to your boss, did they say anything of interest?</text:span></text:p>
      <text:p text:style-name="P111"><text:span text:style-name="T100"/></text:p>
      <text:p text:style-name="P112"><text:span text:style-name="T100">I am structuring my dissertation in a way that’s very similar to the attached </text:span><text:span text:style-name="T131">dissertation</text:span></text:p>
      <text:p text:style-name="P112"><text:span text:style-name="T131"/></text:p>
      <text:p text:style-name="P108"><text:span text:style-name="T131">O</text:span><text:span text:style-name="T100">n background</text:span></text:p>
      <text:p text:style-name="P113"><text:span text:style-name="T100">I’m guessing this will be very similar to the Introduction section of the research proposal.. is there much of an issue with copying and pasting a lot of this across? Obviously will be checked and amended, improved where necessary/</text:span></text:p>
      <text:p text:style-name="P106"><text:span text:style-name="T100"/></text:p>
      <text:p text:style-name="P107"><text:span text:style-name="T100">On formatting</text:span></text:p>
      <text:p text:style-name="P109"><text:span text:style-name="T100">Not sure if this is too much to hope for but is there a UoB Latex template for Msc dissertations? At the moment, I’m just bastardising </text:span><text:span text:style-name="T129">a template </text:span><text:span text:style-name="T130">from another institution. </text:span></text:p>
      <text:p text:style-name="P106"><text:span text:style-name="T100"/></text:p>
      <text:p text:style-name="P109"><text:soft-page-break/><text:span text:style-name="T100">The specification provided contradicts the examples provided. It states:</text:span></text:p>
      <text:p text:style-name="P109"><text:span text:style-name="T100"/></text:p>
      <text:p text:style-name="P114"><text:span text:style-name="T99">“At the top of the title page, give the title and, if necessary, the sub-title. The full name of the dissertation author should be in the centre of the page.”</text:span></text:p>
      <text:p text:style-name="P109"><text:span text:style-name="T100"/></text:p>
      <text:p text:style-name="P110"><text:span text:style-name="T100">Whereas in all the examples the title is in the middle </text:span><text:span text:style-name="T128">with the UoB logo at the top (see attached)</text:span><text:span text:style-name="T100">. </text:span><text:span text:style-name="T129">Would you be able to give any clarity on this? </text:span><text:span text:style-name="T100">In any case I’ve structured it the same as the examples for now.</text:span></text:p>
      <text:p text:style-name="P103"/>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05:47.049277591</meta:creation-date>
    <dc:date>2020-08-03T20:42:44.162825178</dc:date>
    <meta:editing-duration>P9DT4H3M59S</meta:editing-duration>
    <meta:editing-cycles>122</meta:editing-cycles>
    <meta:generator>LibreOffice/6.4.4.2$Linux_X86_64 LibreOffice_project/40$Build-2</meta:generator>
    <meta:document-statistic meta:table-count="1" meta:image-count="0" meta:object-count="0" meta:page-count="6" meta:paragraph-count="180" meta:word-count="1924" meta:character-count="11576" meta:non-whitespace-character-count="9782"/>
  </office:meta>
</office:document-meta>
</file>